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5" style:family="paragraph" style:parent-style-name="Standard">
      <style:paragraph-properties fo:margin-left="0in" fo:margin-right="0in" fo:text-align="center"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10"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1" style:family="paragraph" style:parent-style-name="Standard">
      <style:paragraph-properties fo:margin-left="0in" fo:margin-right="0in" fo:text-align="center" style:justify-single-word="false" fo:text-indent="0in" style:auto-text-indent="false" style:writing-mode="rl-tb"/>
      <style:text-properties style:text-underline-style="none"/>
    </style:style>
    <style:style style:name="P12" style:family="paragraph" style:parent-style-name="Standard">
      <style:paragraph-properties fo:margin-left="0in" fo:margin-right="0in" fo:text-align="justify" style:justify-single-word="false" fo:text-indent="0in" style:auto-text-indent="false" style:writing-mode="rl-tb"/>
    </style:style>
    <style:style style:name="P13"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14"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5"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6"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19"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margin-left="0in" fo:margin-right="0in" fo:text-align="center" style:justify-single-word="false" fo:text-indent="0in" style:auto-text-indent="false" style:writing-mode="rl-tb"/>
    </style:style>
    <style:style style:name="P21"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Standard">
      <style:paragraph-properties fo:margin-left="0in" fo:margin-right="0in" fo:text-align="center" style:justify-single-word="false" fo:text-indent="0in" style:auto-text-indent="false" style:writing-mode="lr-tb"/>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ليل مجال التطوير الأنسان الإصدار الثانى</text:p>
      <text:p text:style-name="P1"/>
      <text:p text:style-name="P1"/>
      <text:p text:style-name="P1"/>
      <text:p text:style-name="P1"/>
      <text:p text:style-name="P1"/>
      <text:p text:style-name="P1">بقلم شلومى فيش</text:p>
      <text:p text:style-name="P1">ترجمة و تعريب </text:p>
      <text:p text:style-name="P1">محمد صلاح</text:p>
      <text:p text:style-name="P1">vieq@linuxac.org</text:p>
      <text:p text:style-name="P1"/>
      <text:p text:style-name="P2"/>
      <text:p text:style-name="P2"/>
      <text:p text:style-name="P2"/>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4"><text:a xlink:type="simple" xlink:href="http://www.shlomifish.org/">http://www.shlomifish.org/</text:a></text:p>
      <text:p text:style-name="P24"/>
      <text:p text:style-name="P24"><text:a xlink:type="simple" xlink:href="http://www.shlomifish.org/humour/human-hacking/">http://www.shlomifish.org/humour/human-hacking/</text:a></text:p>
      <text:p text:style-name="P20"/>
      <text:p text:style-name="P20"/>
      <text:p text:style-name="P12"/>
      <text:p text:style-name="P12"/>
      <text:p text:style-name="P12"/>
      <text:p text:style-name="P12"/>
      <text:p text:style-name="P12"/>
      <text:p text:style-name="P12"/>
      <text:p text:style-name="P12"/>
      <text:p text:style-name="P12"/>
      <text:p text:style-name="P12"/>
      <text:p text:style-name="P13"><text:soft-page-break/>المــــــــــــــــــــــــــــحتويـــــــــــــــــــــــات</text:p>
      <text:p text:style-name="P14"/>
      <text:p text:style-name="P14"/>
      <text:p text:style-name="P14"/>
      <text:p text:style-name="P23"><text:a xlink:type="simple" xlink:href="#مقدمة الكاتب">مقدمة الكاتب</text:a></text:p>
      <text:p text:style-name="P23"><text:a xlink:type="simple" xlink:href="#مقدمة المعرب">مقدمة المعرب</text:a></text:p>
      <text:p text:style-name="P22"><text:a xlink:type="simple" xlink:href="#الأشياء التى عليك فعلها لتذهب للجامعة">الأشياء التى عليك فعلها لتذهب للجامعة</text:a> </text:p>
      <text:p text:style-name="P12"><text:a xlink:type="simple" xlink:href="#هل أنتهيت من إهانتى؟ الجزء الأول"><text:span text:style-name="T3">هل أنتهيت من إهانتى؟ الجزء الأول</text:span></text:a></text:p>
      <text:p text:style-name="P12"><text:a xlink:type="simple" xlink:href="#هل أنتهيت من إهانتى؟ الجزء الثانى"><text:span text:style-name="T3">هل أنتهيت من إهانتى؟ الجزء الثانى</text:span></text:a></text:p>
      <text:p text:style-name="P22"><text:a xlink:type="simple" xlink:href="#أنا مجرد مهووسة">أنا مجرد مهووسة....</text:a> </text:p>
      <text:p text:style-name="P22"><text:a xlink:type="simple" xlink:href="#مطورو العتاد هم">مطورو العتاد هم......</text:a> </text:p>
      <text:p text:style-name="P22"><text:a xlink:type="simple" xlink:href="#بيث!">بيث!</text:a> </text:p>
      <text:p text:style-name="P22"><text:a xlink:type="simple" xlink:href="#“مازلت كما هى”">“مازلت كما هى....”</text:a> </text:p>
      <text:p text:style-name="P22"><text:a xlink:type="simple" xlink:href="#ام اى ام ايى بو أو ايى أكس يو ال و وحوش أخرى">ام اى ام ايى, بو أو ايى, أكس يو ال و وحوش أخرى</text:a> </text:p>
      <text:p text:style-name="P22"><text:a xlink:type="simple" xlink:href="#سيكون هذا شريرا مثل بريد اتش تى ام ال الإلكترونى">"سيكون هذا شريرا مثل بريد اتش تى ام ال الإلكترونى....."</text:a> </text:p>
      <text:p text:style-name="P12"><text:a xlink:type="simple" xlink:href="#تى ار ايى زى"><text:span text:style-name="T3">تى ار ايى زى</text:span></text:a></text:p>
      <text:p text:style-name="P22"><text:a xlink:type="simple" xlink:href="#التغير شىء جيد">التغير شىء جيد</text:a> </text:p>
      <text:p text:style-name="P22"><text:a xlink:type="simple" xlink:href="#كان هذا مثيرا جدا!">كان هذا مثيرا جدا!</text:a> </text:p>
      <text:p text:style-name="P22"><text:a xlink:type="simple" xlink:href="#ريشا - ميه هو اومير؟">ريشا - ميه هو اومير؟</text:a> </text:p>
      <text:p text:style-name="P22"><text:a xlink:type="simple" xlink:href="#التخلى عن دبيان">التخلى عن "دبيان"</text:a> </text:p>
      <text:p text:style-name="P22"><text:a xlink:type="simple" xlink:href="#أر أم أس سيأتى للمدينة">أر أم أس سيأتى للمدينة</text:a> </text:p>
      <text:p text:style-name="P22"><text:a xlink:type="simple" xlink:href="#من الذي سيأخذ نظرة ثانية على ذلك ، ما لم">"من الذي سيأخذ نظرة ثانية على ذلك ، ما لم..."</text:a> </text:p>
      <text:p text:style-name="P22"><text:a xlink:type="simple" xlink:href="#الله يعمل بطرق غامضة">الله يعمل بطرق غامضة</text:a></text:p>
      <text:p text:style-name="P22"><text:a xlink:type="simple" xlink:href="#أستطيع أن اكتب بديلى الخاص ل البحث عن الزمن المفقود">أستطيع أن اكتب بديلى الخاص ل "البحث عن الزمن المفقود"</text:a> </text:p>
      <text:p text:style-name="P22"><text:a xlink:type="simple" xlink:href="#لا يمكن لمعظم خريجين هندستنا الكهربائية">لا يمكن لمعظم خريجين هندستنا الكهربائية....</text:a></text:p>
      <text:p text:style-name="P18"><text:a xlink:type="simple" xlink:href="#الدولار العشرى">الدولار العشرى</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start text:name="مقدمة الكاتب"/><text:soft-page-break/>مقدمة الكاتب :<text:bookmark-end text:name="مقدمة الكاتب"/></text:p>
      <text:p text:style-name="P14"/>
      <text:p text:style-name="P14"/>
      <text:p text:style-name="P12">هى قصة عن مراهقتين من لوس أنجليس, كاليفورنيا حوالى عام 2005, أحداهما مطورة برمجيات تحت التمرين تدرس على يد مطورة برمجيات اكثر منها إحترافا.</text:p>
      <text:p text:style-name="P12"/>
      <text:p text:style-name="P12"/>
      <text:p text:style-name="P14"><text:bookmark-start text:name="مقدمة المعرب"/>مقدمة المعرب/المترجم :<text:bookmark-end text:name="مقدمة المعرب"/></text:p>
      <text:p text:style-name="P14"/>
      <text:p text:style-name="P12">"أعجبنى الإتجاه العام لهذة الرواية فقررت ترجمتها و تنقيحها مما لا يتناسب مع ثقافتنا و ديننا الحنيف, أرجو ان أكون على درب السابقون بعملى هذا.” <text:s/>– محمد صلاح</text:p>
      <text:p text:style-name="P12"/>
      <text:p text:style-name="P12">كاتب هذة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2"/>
      <text:p text:style-name="P12">هذة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الدرب الذى سلكت.</text:p>
      <text:p text:style-name="P12"/>
      <text:p text:style-name="P12">كان كل ما تطمح إليه هو إنجاز شىء ما يجعل قبولها فى الكلية امر ميسور و أنتهت بما هو أعظم من ذلك.</text:p>
      <text:p text:style-name="P12">كانت تجربتها تجربة حياة بمعنى الكلمة, قارىء الرواية سيدرك كم التحول الذى تحولته هذة الفتاة على المستوى التقنى و الشخصى.</text:p>
      <text:p text:style-name="P12"/>
      <text:p text:style-name="P12">مع للرواية.</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21"><text:bookmark-start text:name="الأشياء التى عليك فعلها لتذهب للجامعة"/><text:soft-page-break/>الأشياء التى عليك فعلها لتذهب للجامعة<text:bookmark-end text:name="الأشياء التى عليك فعلها لتذهب للجامعة"/> </text:p>
      <text:p text:style-name="P21"/>
      <text:p text:style-name="P12"/>
      <text:p text:style-name="P12">اسمى جينيفر, جينيفر سوزان رايموند, ﻷكون دقيقة. أنا أعيش فى لوس أنجليس, فى واحدة من تلك الأحياء اللطيفة التى تظهر فى الأفلام. أنا فى المدرسة الثانوية الأن. </text:p>
      <text:p text:style-name="P12"/>
      <text:p text:style-name="P12">أسمحوا لى أن أخبركم بعض الأشياء عن نفسى, أول شىء هو إنى طالبة شرف. أحب الرياضيات بشكل خاص. الرياضيات فى المدرسة سهلة و ممتعة و الصعب منها يمكن العثور عليه فى كتب الألغاز و مسابقات الرياضيات و تكون صعبة للغاية. </text:p>
      <text:p text:style-name="P12"/>
      <text:p text:style-name="P12">أنا جيدة أيضا فى المجالات الأخرى, و لكن الرياضيات هى شغفى الوحيد. غير أنى شقراء و وجهى لطيف (أنا لا أعتبر نفسى جميلة, و لكن يبدو ان الرجال يعتقدون ذلك) أحاول ان يكون لباسى انيق جدا. كمهووسة رياضيات, لدى حياة إجتماعية. الجميع من حولى يبدو انهم يحبونى. </text:p>
      <text:p text:style-name="P12"/>
      <text:p text:style-name="P12">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2"/>
      <text:p text:style-name="P12">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2"/>
      <text:p text:style-name="P12">فى يوم ما بدأ كل شىء عندما كنت أحضر فصل, مولية إهتمام للمعلم, عندما خطر لى فجأة: انه ليس لدى أى مهارات خاصة و حقا لم اشارك فى المجتمع. و لذلك لن تفضلنى اى كلية مرموقة على أى شخص اخر. هذا ازعجنى للغاية لبقية اليوم, لقد دونت ما قاله المعلم فى دفتر ملاحظتى بلا انتباه, و ظللت قلقة حيال هذة المسألة.</text:p>
      <text:p text:style-name="P12"/>
      <text:p text:style-name="P12">اريد حقا ان اتخرج من مكان لطيف حيث اكون فخورة بنفسى, و العالم كله تحت تصرفى. لكن طوال حياتى ظللت معنية بنفسى فقط و أصدقائى, فى محاولة للسعادة,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 ركوب الدراجات .. خاصة. </text:p>
      <text:p text:style-name="P12"/>
      <text:p text:style-name="P12">لقد شعرت بالارتياح عندما التقيت تايلور فى ذلك اليوم, عندما انتهينا من الدراسة سويا. </text:p>
      <text:p text:style-name="P12"/>
      <text:p text:style-name="P12">قلت له "تايلور, انا قلقة بشأن الكلية.". </text:p>
      <text:p text:style-name="P12"/>
      <text:p text:style-name="P12">قال "لماذا؟". </text:p>
      <text:p text:style-name="P12"/>
      <text:p text:style-name="P12">"ليس لدى اى مهارات خاصة و ليست لى مشاركة فى المجتمع." </text:p>
      <text:p text:style-name="P12"/>
      <text:p text:style-name="P12">"جن, أنتى حلوة و ذكية و أطيب شخص أعرفه, سوف تكون كل الكليات سعيدة بضمك لها". </text:p>
      <text:p text:style-name="P12"/>
      <text:p text:style-name="P12">"و كذلك كل المرشحين الأخرين, و لديهم بعض المهارات الخاصة و أظهروا بعض الأشتراك فى المجتمع المحلى. كيف سأحصل على ذلك قبل نهاية هذا العام؟" </text:p>
      <text:p text:style-name="P12"/>
      <text:p text:style-name="P12">"حسنا تستطيعى المحاولة" </text:p>
      <text:p text:style-name="P12"/>
      <text:p text:style-name="P12">"أحاول ماذا؟" </text:p>
      <text:p text:style-name="P12"/>
      <text:p text:style-name="P12">قال "تعلم مهارة خاصة". </text:p>
      <text:p text:style-name="P12"/>
      <text:p text:style-name="P12">"مهارة خاصة؟ مثل ماذا؟" </text:p>
      <text:p text:style-name="P12"/>
      <text:p text:style-name="P12">"يمكنك دراسة السومرية!" </text:p>
      <text:p text:style-name="P12"/>
      <text:p text:style-name="P12"><text:s/>قلت له و انا غير سعيدة "السومرية؟ ماذا افعل بالسومرية؟"</text:p>
      <text:p text:style-name="P12"><text:soft-page-break/></text:p>
      <text:p text:style-name="P12">"تتحدثى مع الناطقين بالسومرية, بالطبع." </text:p>
      <text:p text:style-name="P12"/>
      <text:p text:style-name="P12">الأن انا غاضبة. "إنهم جميعا اموات!" </text:p>
      <text:p text:style-name="P12"><text:s/></text:p>
      <text:p text:style-name="P12">"حسنا, حسنا. ماذا عن اللاتينية أو العبرية او اليونانية؟" </text:p>
      <text:p text:style-name="P12"/>
      <text:p text:style-name="P12">"لدى ما يكفى من المشاكل مع اللغة الإسبانية, شكرا لك." </text:p>
      <text:p text:style-name="P12"/>
      <text:p text:style-name="P12">قال تايلور "أفهم ذلك.". و نابع جسنا, حسنا"."أنا اعرف - لماذا لا تساعدى الفقراء أو اى ان كان. علمى الأطفال ذوى الاحتياجات الخاصة." </text:p>
      <text:p text:style-name="P12"/>
      <text:p text:style-name="P12">"حسنا...", و فكرت للحظة, "تايلور انت صنعت للتو إقتراحات عشوائية." </text:p>
      <text:p text:style-name="P12"/>
      <text:p text:style-name="P12">فكر تايلور للحظة واحدة. </text:p>
      <text:p text:style-name="P12"/>
      <text:p text:style-name="P12">"ما رايك لو فعلت شىء استطيع مساعدتك به و تستطيعى الأنتساب له و سيكون ايضا تعليمى, ما رأيك ان تصبحى مطورة برمجيات حرة؟" </text:p>
      <text:p text:style-name="P12"/>
      <text:p text:style-name="P12">من الكلام مع تايلور, كنت اعرف مسبقا ان المطورين غير القراصنة الذين يقتحمون أجهزة الكومبيوتر, لكنه شخص ما ينجز الامور بحماس جدا. فقلت له: </text:p>
      <text:p text:style-name="P12"/>
      <text:p text:style-name="P12">"مطورة مصادر مفتوحة؟ تعلم جيدا انى ارهب الكومبيوتر." </text:p>
      <text:p text:style-name="P12"/>
      <text:p text:style-name="P12">"جينيفر انتى ترهبين الكومبيوتر الان, و لكن يمكنك ان تحبيه. أقصد ما هى الأختيارات؟ هل ستصبحى مطورة إلكترونيات مثل جونثان؟" </text:p>
      <text:p text:style-name="P12"/>
      <text:p text:style-name="P12">جونثان صديق لى, يحب بناء الأجهزة مع الأسلاك و البطاريات و مكونات أخرى لا أستطيع ان اتذكرها الان. هو و تايلور صديقان حميمان. </text:p>
      <text:p text:style-name="P12"/>
      <text:p text:style-name="P12">"حسنا, و لكن جن", "أنا اريد منك ان تتصلى بما افعله". </text:p>
      <text:p text:style-name="P12"/>
      <text:p text:style-name="P12">قلت "حسنا.", "سأكون مطورة مصادر مفتوحة. أو على الأقل ساحاول......هل ستعطينى دروس خاصة و ما شابه؟" </text:p>
      <text:p text:style-name="P12"/>
      <text:p text:style-name="P12">"بالتأكيد و لما لا." "وقال:" انتظرى لحظة!, اعتقد ان عندى فكرة أفضل. تعالى معى." و ذهبنا اسفل القاعة. </text:p>
      <text:p text:style-name="P12"/>
      <text:p text:style-name="P12">تبعته عبر بعض الممرات القصيرة ثم دخلت معه مختبر الحاسوب. و توجه هو لشىء ما (يشبه فتاة) لها (شعر أرجوانى!). </text:p>
      <text:p text:style-name="P12"/>
      <text:p text:style-name="P12">قال "مرحبا!". </text:p>
      <text:p text:style-name="P12"/>
      <text:p text:style-name="P12">"مرحبــــــــــــــــــــــا" سمعت صوت انثوى متحمس. "ماذا تفعل هنا؟" </text:p>
      <text:p text:style-name="P12"/>
      <text:p text:style-name="P12">"جن, من فضلك تعالى الى هنا. جن أحب ان اعرفك على أيف سيغل, و التى تحب ان تنادى ب 'إريسا'. إريسا, لقد أخبرتك عن جن." </text:p>
      <text:p text:style-name="P12"/>
      <text:p text:style-name="P12">نظرت لهذة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2"/>
      <text:p text:style-name="P12">"مرحبا" قلت على مضض.</text:p>
      <text:p text:style-name="P12"/>
      <text:p text:style-name="P12">"همم...." قالت إريسا, "انيقة قليلا لهذة المدرسة, اليس كذلك. أنا اعرف اى نوع من البنات انت. دعينى أخمن: أنت طالبة شرف, اليس كذلك؟" </text:p>
      <text:p text:style-name="P12"/>
      <text:p text:style-name="P12">قلت لها "نعم". </text:p>
      <text:p text:style-name="P12"/>
      <text:p text:style-name="P12"><text:soft-page-break/>"تمارسين الرياضة كثيرا". </text:p>
      <text:p text:style-name="P12"/>
      <text:p text:style-name="P12">كنت قد اصبحت قلقة, "نعم". </text:p>
      <text:p text:style-name="P12"/>
      <text:p text:style-name="P12">"تستمعين لهذة الفرق الموسيقية النسائية, مثل NSync, All Saints, BackStreet Boys, Britney Spears و ...." </text:p>
      <text:p text:style-name="P12"/>
      <text:p text:style-name="P12">"حسنا", اردت ان اقول اننى لست معجبة كثيرا ب NSync. </text:p>
      <text:p text:style-name="P12"/>
      <text:p text:style-name="P12">كيف لها ان تعرف ان لدى كل اسطوناتهم؟</text:p>
      <text:p text:style-name="P12"/>
      <text:p text:style-name="P12">"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2"/>
      <text:p text:style-name="P12">لم استطع التحمل أكثر من ذلك. يبدو انها تعرف كل شىء عنى, بدأت فى البكاء و غادرت الغرفة إلى الرواق. <text:s/>بالكاد لاحظت ان الجميع فى المعمل ينظر إلى. </text:p>
      <text:p text:style-name="P12"/>
      <text:p text:style-name="P12">خرج تايلور و جاء إلى و هدىء من روعى. </text:p>
      <text:p text:style-name="P12"/>
      <text:p text:style-name="P12">"هل أنا سطحية كما وصفتنى؟" سألته بعد ان توقفت عن البكاء. </text:p>
      <text:p text:style-name="P12"/>
      <text:p text:style-name="P12">"جن لا تأخذى إريسا على محمل الجد. هى متشردة قليلا, و يبدو ان لديها ضغينة ضد العالم و ثقافة البوب على وجه الخصوص." </text:p>
      <text:p text:style-name="P12"/>
      <text:p text:style-name="P12">"لماذا تريد ان تكون هى معلمتى فى تطوير البرمجيات الحرة؟" </text:p>
      <text:p text:style-name="P12"/>
      <text:p text:style-name="P12">"لانها فتاة, و لذلك لن يكون لديك تحيز." </text:p>
      <text:p text:style-name="P12"/>
      <text:p text:style-name="P12">"ربما هى فتاة, و لكن لا تبدو كأنها كائن بشرى." </text:p>
      <text:p text:style-name="P12"/>
      <text:p text:style-name="P12">ثقى بى, ستعرفيها بشكل أفضل. و ستعرفك بشكل أفضل." </text:p>
      <text:p text:style-name="P12"/>
      <text:p text:style-name="P12">الا تستطيع ان تجد لى مطورة برمجيات اخرى لتعلمنى؟"</text:p>
      <text:p text:style-name="P12"/>
      <text:p text:style-name="P12">"جنيفر...إنها أفضل مطورة برمجيات حرة فى دائرة نصف قطرها 10 كيلومتر, أنها أفضل شخص يمكننى أن أفكر فيه." </text:p>
      <text:p text:style-name="P12"/>
      <text:p text:style-name="P12">"حسنا", قلت له "سوف اعطيها فرصة".... الأشياء التى تقوم بها للوصول للجامعة. </text:p>
      <text:p text:style-name="P12"/>
      <text:p text:style-name="P12">دخلنا الغرفة مرة أخرى, أقتربت انا و تايلور من إريسا. </text:p>
      <text:p text:style-name="P12"/>
      <text:p text:style-name="P12">"إريسا, جينفر تريد ان تصبح مطورة برمجيات حرة." </text:p>
      <text:p text:style-name="P12"/>
      <text:p text:style-name="P12">"هى؟" و أفتعلت ضحكة, "لماذا؟" </text:p>
      <text:p text:style-name="P12"/>
      <text:p text:style-name="P12">"لتذهب لكلية أفضل." قلت لها. </text:p>
      <text:p text:style-name="P12"/>
      <text:p text:style-name="P12">"انت تريدى الإنخراط فى نشاط إيثارى بحت من أجل قضية انانية؟ حسنا, لن أكون القاضى فى ذلك". </text:p>
      <text:p text:style-name="P12"/>
      <text:p text:style-name="P12">“أوووف" قلت.</text:p>
      <text:p text:style-name="P12"/>
      <text:p text:style-name="P12">"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text:p>
      <text:p text:style-name="P12"/>
      <text:p text:style-name="P12">قلت لها "20 دولار جيدة على أية حال, أعتقد ذلك". </text:p>
      <text:p text:style-name="P12"/>
      <text:p text:style-name="P12">فتحت حقيبتها, و أخرجت قائمة الطلاب المدرسية, "جينفر؟", (قلت "رايموند"), دونت عنوانى. "هيه", بضع بيوت من <text:soft-page-break/>بيتى." دونت ملحوظة باسمى على ال PDA الخاص بها. </text:p>
      <text:p text:style-name="P12"/>
      <text:p text:style-name="P12">"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2"/>
      <text:p text:style-name="P12">"شكرا, قلت لها". دونت الملحوظات فى عقلى, صافحت إريسا, و غادرت المعمل.</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2"/>
      <text:p text:style-name="P17"><text:bookmark-start text:name="هل أنتهيت من إهانتى؟ الجزء الأول"/><text:soft-page-break/>هل أنتهيت من إهانتى؟ الجزء الأول<text:bookmark-end text:name="هل أنتهيت من إهانتى؟ الجزء الأول"/></text:p>
      <text:p text:style-name="P15"/>
      <text:p text:style-name="P3"/>
      <text:p text:style-name="P3">فى اليوم التالى, اتصلت بتايلور فى أحد فترات الراحة و انا احمل نسخة مطبوعة من هذة المقالة "كيف تصبح هاكر". كنت مغتاظة جدا, و أردت التشاور معه بخصوص ذلك. </text:p>
      <text:p text:style-name="P3"/>
      <text:p text:style-name="P3">"تايلور", قلت له دون أن أقول مرحبا, "ماذا بحق الله يريد منى هذا الشخص إريك رايموند؟. </text:p>
      <text:p text:style-name="P3"/>
      <text:p text:style-name="P3">قال "ما الذى تجديه خطىء فى ذلك؟" </text:p>
      <text:p text:style-name="P3"/>
      <text:p text:style-name="P3">"حسنا دعنا نرى: الألعاب القيادية - انت تعرف كم انا أكرهم." </text:p>
      <text:p text:style-name="P3"/>
      <text:p text:style-name="P3">"أنتى لا تحتاج لمثل أر بى جى لتصبحى مطورة برمجيات حرة." </text:p>
      <text:p text:style-name="P3"/>
      <text:p text:style-name="P3">"الخيال العلمى. أنا افضل الكتابات الدعابية و الواقعية." </text:p>
      <text:p text:style-name="P3"/>
      <text:p text:style-name="P3">أضاف "لن يجعلك ذلك أقل من أى مهووس كومبيوتر." </text:p>
      <text:p text:style-name="P3"/>
      <text:p text:style-name="P3">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3"/>
      <text:p text:style-name="P3">قال تايلور "تضربين مثل فتاة؟", "سأقول لكى ما -- هذة يدى مفتوحة. أضربيها باقصى ما تستطيعين بقبضتك!, دعينا نتأكد من زعمك."</text:p>
      <text:p text:style-name="P3"/>
      <text:p text:style-name="P3">"حقا", قلت و انا أنظر إلى يده المفتوحة؟ </text:p>
      <text:p text:style-name="P3"/>
      <text:p text:style-name="P3">"نعم حقا. أنا مستعد" </text:p>
      <text:p text:style-name="P3"/>
      <text:p text:style-name="P3">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3"/>
      <text:p text:style-name="P3">"أه, صحيح....التمرين بالأثقال ....مع باقى التمرينات. هل أنت بخير؟" </text:p>
      <text:p text:style-name="P3"/>
      <text:p text:style-name="P3">"سأكون على ما يرام." و أطلق سراح يده اليسرى. "لكنى لا أعتقد انكى تضربين مثل فتاة. أبقى ذلك فى عقلك فى حال أضطررتى لقتال نسائى فى يوم ما." </text:p>
      <text:p text:style-name="P3"/>
      <text:p text:style-name="P3">"هيه", ابتسمت قائلة, "إذن انا قوية قليلا. ماذا فى ذلك؟ مازلت لا أريد تعلم فنون الدفاع عن النفس. "ثم ما هذة اللغة "بايثون". من يريد تسمية لغة على أسم ثعبان." </text:p>
      <text:p text:style-name="P3"/>
      <text:p text:style-name="P3">"حسنا, بقدر ما اعرف إريسا, فى الغالب ستعلمك بيرل بدلا من بايثون." </text:p>
      <text:p text:style-name="P3"/>
      <text:p text:style-name="P3">أضفت قائلة " و لكن رايموند يقول...." </text:p>
      <text:p text:style-name="P3"/>
      <text:p text:style-name="P3">"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ز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3"/>
      <text:p text:style-name="P3">قلت له "حسنا, انا أتذكر باسكال من ايام دراستى لها", "لذلك أعتقد انى ساكون بخير." </text:p>
      <text:p text:style-name="P3"/>
      <text:p text:style-name="P3">قال لى "جن, انا متأكد من ذلك". </text:p>
      <text:p text:style-name="P3"/>
      <text:p text:style-name="P15"/>
      <text:p text:style-name="P15"/>
      <text:p text:style-name="P15"/>
      <text:p text:style-name="P17"><text:bookmark-start text:name="هل أنتهيت من إهانتى؟ الجزء الثانى"/><text:soft-page-break/>هل أنتهيت من إهانتى؟ الجزء الثانى<text:bookmark-end text:name="هل أنتهيت من إهانتى؟ الجزء الثانى"/></text:p>
      <text:p text:style-name="P15"/>
      <text:p text:style-name="P15"/>
      <text:p text:style-name="P3">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3"/>
      <text:p text:style-name="P3">جلبت إريسا الاقراص المدمجة من توزيعة اللينوكس (منسوخة جاهزة) و قالت يمكنك الاحتفاظ بها. "قبل ان نبداء اسمحى لى ببدء الوندوز و التحقق من بعض التكوينات و الأشياء الأخرى". </text:p>
      <text:p text:style-name="P3"/>
      <text:p text:style-name="P3">قالت "واو", "65 جيجا خالية من أصل 80؟ بالتأكيد انتى لا تستفيدى كثيرا من هذا الجهاز. حسنا, سيعطينا هذا مساحة كافية لتثبيت اللينوكس." </text:p>
      <text:p text:style-name="P3"/>
      <text:p text:style-name="P3">قالت "حسنا, الأن أجلسى على الكومبيوتر و ابدئى عملية التثبيت, أقرأى التعليمات و قولى لى ما رأيك. ساعلمك ماذا عليك فعله بعد ذلك." </text:p>
      <text:p text:style-name="P3"/>
      <text:p text:style-name="P3">قلت "حسنا" و تبادلنا الأماكن.</text:p>
      <text:p text:style-name="P3"/>
      <text:p text:style-name="P3">حسنا ماعدا الجزء الخاص بإعادة التقسيم الذى أختلط على بعض الشىء, كان كل شىء مفهوم جدا. ثم أشارت إريسا انه على إعادة تشغيل الجهاز. </text:p>
      <text:p text:style-name="P3"/>
      <text:p text:style-name="P3">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3"><text:s/></text:p>
      <text:p text:style-name="P3">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3"/>
      <text:p text:style-name="P3">قلت و انا اضحك "حسنا, سأكتب هنا جينراى" و "schrodinger6590" هنا, موافقة؟" </text:p>
      <text:p text:style-name="P3"/>
      <text:p text:style-name="P3">نعم </text:p>
      <text:p text:style-name="P3"/>
      <text:p text:style-name="P3">بعد ذلك, تم إقلاع ذلك الشىء المدعو كى دى اى ("كى دى أى هى سطح المكتب رقم واحد للفتيات"), عارضة واجهة إقلاع لطيفة. و بعد ذلك رأيت شاشة العمل. </text:p>
      <text:p text:style-name="P3"/>
      <text:p text:style-name="P3">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3"/>
      <text:p text:style-name="P3">صاحت إريسا فى وجهى "حسبك يا صديقتى, انتى لا تدفعى لتلعبى باللينوكس فى وقتى". الأن دعينى أعرض عليكى بعض الأشياء...." </text:p>
      <text:p text:style-name="P3"/>
      <text:p text:style-name="P3">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يوكنسز, و يتشاركوا الكثير. لكى عندما تسمع كلمة 'يونكس' لا تصاب بالهلع".) </text:p>
      <text:p text:style-name="P3"/>
      <text:p text:style-name="P3">انتهى بنا المطاف بالبحث فى جوجل و شبكة الأنترنت عن بعض الموارد الجيدة عن محررات اتش تى أم ال. علمت كل هذة الروابط فى متصفح الأنترنت الخاص بك, و قالت: </text:p>
      <text:p text:style-name="P3"/>
      <text:p text:style-name="P3">"الأن, واجبك للأسبوع القادم هو تحضير صفحة شخصية لنفسك, بعد أن تقرأى كل شىء علمته لك فى متصفح الويب. (ربما جنبا إلى جنب مع القرأة). و لأنك فتاة رتيبة, فانت على الأرجح ستملىء الصفحة بالأشياء التى تحبيها, روابط لا لزوم لها, بعض المعلومات عن الفرق الغنائية. و لكن لن أحكم عليك. تأكدى فقط من وجود محتوى كثير بالصفحة." </text:p>
      <text:p text:style-name="P3"/>
      <text:p text:style-name="P3">أجبتها قائلة "هل انتهيت من إهانتى؟" </text:p>
      <text:p text:style-name="P3"/>
      <text:p text:style-name="P3"><text:soft-page-break/>قالت مبتسمة "للأن, ساراك الاسبوع المقبل". </text:p>
      <text:p text:style-name="P3"/>
      <text:p text:style-name="P3">قلت لها "وادعا!" و دفعت لها عن وقتها. </text:p>
      <text:p text:style-name="P3"/>
      <text:p text:style-name="P3">بدت انها تعرف الكثير من الأشياء, و لكن لديها طريقة غريبة لنقلها لى.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bookmark-start text:name="أنا مجرد مهووسة"/><text:soft-page-break/>أنا مجرد مهووسة....<text:bookmark-end text:name="أنا مجرد مهووسة"/></text:p>
      <text:p text:style-name="P15"/>
      <text:p text:style-name="P15"/>
      <text:p text:style-name="P3">قلت لوجنثان"أنا أكرهها, أنا كرهتها بكل تأكيد." </text:p>
      <text:p text:style-name="P3"/>
      <text:p text:style-name="P3">كنا نتكلم عنها و عن تايلور </text:p>
      <text:p text:style-name="P3"/>
      <text:p text:style-name="P3">"جن, تايلور يبدو معجبا بها, لذلك فهى لا تبدو ان كلها سيئ. ربما انتى تريها بأعتبارها صورة نمطية". </text:p>
      <text:p text:style-name="P3"/>
      <text:p text:style-name="P3">قلت له "حسنا, لن أتوقف عن الأعجاب بالفرق الغنائية النسائية لأنها تظن انهم مجرد نساء, انا ايضا انتمى لهم, اللعنة!" </text:p>
      <text:p text:style-name="P3"/>
      <text:p text:style-name="P3">قال لها جونثان "عندى فكرة جيدة: لماذا لا تثبتى لها انك مؤهلة كمبرمجة؟ يبدو انها مثل تايلور, على الرغم من ان انا و انت نعلم ان تايلور ايضا يحب الفرق الغنائية النسائية مثلك تماما." </text:p>
      <text:p text:style-name="P3"/>
      <text:p text:style-name="P3">"حسنا, ربما كنت على حق. لا يزال لدى وقت فى نهاية هذا الأسبوع, يمكننى محاولة تعلم أتش تى أم ال و الأنتهاء من صناعة صفحتى الشخصية. أعتقد انى لن أكون مشغول جدا فى الأسبوع المقبل و اننى ساتمكن من تعديلها كثيرا." </text:p>
      <text:p text:style-name="P3"/>
      <text:p text:style-name="P3">"حسنا, ربما ستكسبى أحترامها بهذة الطريقة." </text:p>
      <text:p text:style-name="P3"/>
      <text:p text:style-name="P3">و قمت ذلك بالفعل. درست اتش تى ام ال (لغة ترميز النصوص التشعبية) و ال سى اس اس الخاص بها ( صفحات الطرز المتراصة). وضعت فى صفحتى الخاصة: </text:p>
      <text:p text:style-name="P3"/>
      <text:p text:style-name="P3"><text:tab/>بعض المعلومات عن نفسى, السيرة الذاتية </text:p>
      <text:p text:style-name="P3"/>
      <text:p text:style-name="P3"><text:tab/>صور لنفسى و عائلتى </text:p>
      <text:p text:style-name="P3"/>
      <text:p text:style-name="P3"><text:tab/>بعض النكات و الأقتباسات المولعة بها. </text:p>
      <text:p text:style-name="P3"/>
      <text:p text:style-name="P3"><text:tab/>روابط للكتب التى أعجبتنى </text:p>
      <text:p text:style-name="P3"/>
      <text:p text:style-name="P3"><text:tab/>روابط لصفحات اصدقائى على شبكة الانترنت.</text:p>
      <text:p text:style-name="P3"/>
      <text:p text:style-name="P3"><text:tab/>بعض الأراء عن الأفلام التى شاهدتها </text:p>
      <text:p text:style-name="P3"/>
      <text:p text:style-name="P3"><text:tab/>بعض الصفحات عن الفرق الغنائية (أضفتهم لمضايقة إريسا قليلا) </text:p>
      <text:p text:style-name="P3"/>
      <text:p text:style-name="P3">كل هذا بأسلوب لطيف. (لعبة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3"/>
      <text:p text:style-name="P3">فى النهاية, كان لدى الكثير لأظهره. عندما جاء يوم السبت, عرضت ذلك على إريسا.</text:p>
      <text:p text:style-name="P3"/>
      <text:p text:style-name="P3">قالت إريسا "ليس سيئا", "ليست سيئة على الأطلاق. محتوى جيد, اسلوب لطيف; محتوى قابل للنقل. هل تحققتى من كل شىء بشكل صحيح؟" </text:p>
      <text:p text:style-name="P3"/>
      <text:p text:style-name="P3">"نعم." </text:p>
      <text:p text:style-name="P3"/>
      <text:p text:style-name="P3">"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يعرف كيف يسىء اسنخدامه." </text:p>
      <text:p text:style-name="P3"/>
      <text:p text:style-name="P3">"همممبفف...." قلت أنا. </text:p>
      <text:p text:style-name="P3"/>
      <text:p text:style-name="P3">"على اية حال, دعينى اجلس امام الكومبيوتر للحظة."</text:p>
      <text:p text:style-name="P3"/>
      <text:p text:style-name="P3">بدلنا الأماكن, و فتحت هى هذة النافذة الغريبة المليئة بنصوص احادية المسافة, كتبت بعض الأوامر الغريبة, و بعد حوالى <text:soft-page-break/>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3"/>
      <text:p text:style-name="P3">كنت قد بدات فى الإعجاب بها.</text:p>
      <text:p text:style-name="P3"/>
      <text:p text:style-name="P3">"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3"><text:s/></text:p>
      <text:p text:style-name="P3">"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3"/>
      <text:p text:style-name="P3">"هيه, الفتيات هناك اكثر مماثلة لكى منى". </text:p>
      <text:p text:style-name="P3"/>
      <text:p text:style-name="P3">"ارحتينى." </text:p>
      <text:p text:style-name="P3"/>
      <text:p text:style-name="P3">"يجب عليك يا صديقتى!" </text:p>
      <text:p text:style-name="P3"/>
      <text:p text:style-name="P3">"اسمى جينيفر".</text:p>
      <text:p text:style-name="P3"/>
      <text:p text:style-name="P3">"اسمعى يا شقراء, انا لا أهتم بك كثيرا او بالثقافة التى تمثليها. انا مجرد مهووسة تسعى لجعل العالم مكانا افضل. ماذا فعلتم انتم فى الأونة الأخيرة؟" </text:p>
      <text:p text:style-name="P3"/>
      <text:p text:style-name="P3">"هيه, على الأقل انا اهتم بنفسى لأرتدى ملابسى بشكل صحيح و ان اظهر فى افضل صورة, و ان اراعى الأخرين. انت من الناحية الأخرى, تجعلينى بائسة, لدرجتى اننى لا استطيع وصف ذلك بجعل العالم مكانا افضل." </text:p>
      <text:p text:style-name="P3"/>
      <text:p text:style-name="P3">"حظك صعب يا شقرائى. مشاعرك ليست حقيقية, و انت لا تستطيعى مقاضاتى لجعلك بائسة. لدى الكثر من الأصدقاء الذى يبدو انى اجلب لهم الكثير من الفرح." </text:p>
      <text:p text:style-name="P3"/>
      <text:p text:style-name="P3">على الأقل لست بحاجة لمساعدتك فى تعليمى كيف اطور المصادر الحرة." </text:p>
      <text:p text:style-name="P3"/>
      <text:p text:style-name="P3">"ذلك يذكرنى", قالت إريسا, "لو اردتى ان تستفيدى من ما تدفعيه لى, يجب علينا المواصلة بدل من تبادل التهم بيننا, هل نمضى قدما؟" </text:p>
      <text:p text:style-name="P3"/>
      <text:p text:style-name="P3">توقفت عن الإعجاب بها بعد هذة المحادثة.</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7"><text:bookmark-start text:name="مطورو العتاد هم"/><text:soft-page-break/>مطورو العتاد هم......<text:bookmark-end text:name="مطورو العتاد هم"/></text:p>
      <text:p text:style-name="P3"/>
      <text:p text:style-name="P3"/>
      <text:p text:style-name="P3">قررت حضور هذة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3"/>
      <text:p text:style-name="P3">احمررت خجلا و عرفته بنفسى قائلة "جينفر ريموند", رد التحية و قال "جيف برتسكاوسكى". </text:p>
      <text:p text:style-name="P3"/>
      <text:p text:style-name="P3">سائلنى جيف "انت جديدة هنا؟" </text:p>
      <text:p text:style-name="P3"/>
      <text:p text:style-name="P3">قلت "نعم, انا صديقة تايلور و تلميذة إريسا" </text:p>
      <text:p text:style-name="P3"/>
      <text:p text:style-name="P3">"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3"/>
      <text:p text:style-name="P3">هذا حسن, انا معتادة على هذا و اعرف كيف اتعامل مع مثل هذة المواقف, اظن ان رجال اللينوكس لن يختلفوا كثيرا عن غيرهم من الرجال. انا لدى شخص يهتم بى بالفعل. </text:p>
      <text:p text:style-name="P3"/>
      <text:p text:style-name="P3">"ماذا يعمل؟" </text:p>
      <text:p text:style-name="P3"/>
      <text:p text:style-name="P3">"هو فى الثانوية ايضا. منغمس بشكل كبير فى الألكترونيات." </text:p>
      <text:p text:style-name="P3"/>
      <text:p text:style-name="P3">"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اعلى مننا". </text:p>
      <text:p text:style-name="P3"/>
      <text:p text:style-name="P3">"ماهو جى سى سى و ماهى خلفياته؟." </text:p>
      <text:p text:style-name="P3"/>
      <text:p text:style-name="P3">"حسنا" تايلور مقاطعا, "جى سى سى هو مترجم ليس سريع جدا, و لا ينتج رمز مذهل, و لكن هو أحدى عجائب الدنيا السبع فى العالم الحديث." </text:p>
      <text:p text:style-name="P3"/>
      <text:p text:style-name="P3">"سألته "كيف ذلك؟" </text:p>
      <text:p text:style-name="P3"/>
      <text:p text:style-name="P3">"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3"/>
      <text:p text:style-name="P3">قال جيف "افهم من ذلك انك لست مبرمجة." </text:p>
      <text:p text:style-name="P3"/>
      <text:p text:style-name="P3">"حسنا, لقد درست باسكال لمدة سنتين فى المدرسة الثانوية. لم يمكننى التحمس بشانها قط. و كان لدى اشياء افضل لأتعلمها فى المدرسة". </text:p>
      <text:p text:style-name="P3"/>
      <text:p text:style-name="P3">"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3"/>
      <text:p text:style-name="P3">"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ممتعة." </text:p>
      <text:p text:style-name="P3"/>
      <text:p text:style-name="P3">"فى هذة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3"/>
      <text:p text:style-name="P3">جعلنى ذلك قلقة بعض الشىء, لذلك قلت "نعم, بطبيعة الحال". </text:p>
      <text:p text:style-name="P3"/>
      <text:p text:style-name="P3"><text:soft-page-break/>فى هذة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3"/>
      <text:p text:style-name="P3">"مرحبا يا شباب!" قالت إريسا و هى تقترب منا. </text:p>
      <text:p text:style-name="P3"/>
      <text:p text:style-name="P3">"جن هنا لا تعرف شيئا عن اللينوكس, لكنها فى الواقع مثابرة للغاية, حتى انها قد تصبح مطورة من النخبة, عاجلا او اجلا". </text:p>
      <text:p text:style-name="P3"/>
      <text:p text:style-name="P3">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3"/>
      <text:p text:style-name="P3">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3"/>
      <text:p text:style-name="P3">سالته "هل انت تتحدث مع شخص ما؟". </text:p>
      <text:p text:style-name="P3"/>
      <text:p text:style-name="P3">قال "فى واقع الأمر نعم, إنه يدعى اى ار سى - دردشة الأنترنت الحقيقة. إنه فعلا مفيد فى حل المشاكل العشوائية, و كن يمكن ان يصبح إدمان جدا". </text:p>
      <text:p text:style-name="P3"/>
      <text:p text:style-name="P3">"هل يمكنك ان ترينى كيف استخدمه؟" </text:p>
      <text:p text:style-name="P3"/>
      <text:p text:style-name="P3">"اعتقد ذلك". </text:p>
      <text:p text:style-name="P3"/>
      <text:p text:style-name="P3">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3"/>
      <text:p text:style-name="P3">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3"/>
      <text:p text:style-name="P3">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16"><text:bookmark-start text:name="بيث!"/><text:soft-page-break/>بيث!<text:bookmark-end text:name="بيث!"/></text:p>
      <text:p text:style-name="P16"/>
      <text:p text:style-name="P16"/>
      <text:p text:style-name="P8">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8"/>
      <text:p text:style-name="P8">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8"/>
      <text:p text:style-name="P8">لذا ولجت لشبكة فرى نود, و انضممت لقناة #بيرل. و اليكم ما حدث: </text:p>
      <text:p text:style-name="P8"/>
      <text:p text:style-name="P8">--&gt; أنت تتحدث الآن على # بيرل </text:p>
      <text:p text:style-name="P8"><text:s text:c="17"/>--- الموضوع لبيرل # # هو اهلا و سهلا للبيرل : : لا لصق على القناة</text:p>
      <text:p text:style-name="P8"><text:tab/><text:tab/> <text:s text:c="4"/>استخدام http://sial.org/pbot/perl لتظهر لنا الكود. </text:p>
      <text:p text:style-name="P8"><text:tab/><text:tab/> <text:s text:c="4"/>هذه قناة المساعدة فى بيرل, برجاء اسأل سؤالك.:: اخر إصدار من بيرل هو 5.8.5 </text:p>
      <text:p text:style-name="P8"><text:tab/> <text:s text:c="9"/><text:tab/>تم تثبيت الموضوع لقناة #بيرل بواسطة كوالو </text:p>
      <text:p text:style-name="P8"/>
      <text:p text:style-name="P8">&lt;جينراى&gt; مرحبا جميعا! </text:p>
      <text:p text:style-name="P8">&lt;رايندولف&gt; كما كنت اقول, لم يكن لدى تجربة جادة مع البى اس ديز, لذلك لم استطيع ان أقول. </text:p>
      <text:p text:style-name="P8">&lt;جينراى&gt; هل يمكنك مساعدتى فى تصحيح بعض الأكواد؟ انا احاول تعلم بيرل. </text:p>
      <text:p text:style-name="P8">&lt;رايندولف&gt; بالتأيكد, فقط لا تلصقى الكود هنا. استعملى باستيبوت. </text:p>
      <text:p text:style-name="P8">&lt;رايندولف&gt; بيرلبوت: نوبايست ( <text:s/>لا لصق ) </text:p>
      <text:p text:style-name="P8">&lt;بيرلبوت&gt; الصق الكود الخاص بك هنا و ستكون #بيرل قادرة على مشهادتها: http://sial.org/pbot/perl </text:p>
      <text:p text:style-name="P8">&lt;جينراى&gt; حسنا. </text:p>
      <text:p text:style-name="P8">&lt;رايندولف&gt; ارى ان اسمك فى /هو ايز (من هو) هو "جينيفر رايموند". </text:p>
      <text:p text:style-name="P8">&lt;رايندولف&gt; إذن انت فتاة؟ </text:p>
      <text:p text:style-name="P8">&lt;جينراى&gt; نعم, انا كذلك.</text:p>
      <text:p text:style-name="P8">&lt;رايندولف&gt; جينراى: لطيف, يمكننا دائما الترحيب بمزيد من الفتيات يستخدمن بيرل. </text:p>
      <text:p text:style-name="P8">&lt;رايندولف&gt; لدينا انثى اخرى معتادة على التواجد هنا اسمها "بيث". هى من الناحية الأخرى, يبدو انها تعرف اشيائها بشكل جيد. </text:p>
      <text:p text:style-name="P8">&lt;جينراى&gt; :-) </text:p>
      <text:p text:style-name="P8"><text:s text:c="3"/>--&gt; بيث أنضمت لقناة #بيرل </text:p>
      <text:p text:style-name="P8">&lt;رايندولف&gt; جينراى: تحدثنا عن الشيطان فظهر! </text:p>
      <text:p text:style-name="P8">&lt;رايندولف&gt; بيث! </text:p>
      <text:p text:style-name="P8">&lt;بيث&gt; رايندولف! كيف حالك؟ </text:p>
      <text:p text:style-name="P8">&lt;رايندولف&gt; بيث: جينراى تحاول تعلم بيرل و لديها مشكلة فى الكود. جينراى: هل تكرمت بنشر ذلك الكود الأن على بايستبوت الأن؟ </text:p>
      <text:p text:style-name="P8">&lt;جينراى&gt; نعم, حالا</text:p>
      <text:p text:style-name="P8">&lt;بايستلينج&gt; "جينراى" على 127.0.0.1 لصقت "مشكلة كود" (16 سطر) على http://sial.org/pbot/3326 </text:p>
      <text:p text:style-name="P8">&lt;بيث&gt; هممم... جينراى, هل انتى متأكدت انك تريدى استخدام '*' فى التعبير المعتاد "ريجكس" على الحرف الأخير و ليس السلسلة بأكملها؟ </text:p>
      <text:p text:style-name="P8">&lt;جينراى&gt; أوه!, إنه يؤثر فى الحرف الأخير فقط؟ </text:p>
      <text:p text:style-name="P8">&lt;رايندولف&gt; نعم, انت تحتاجى لتكتيله بأستخدام (?:mystring) أو تحديده باستخدام (mystring). </text:p>
      <text:p text:style-name="P8">&lt;جينراى&gt; أحاول.... </text:p>
      <text:p text:style-name="P8">&lt;جينراى&gt; أنه يعمل! </text:p>
      <text:p text:style-name="P8">&lt;جينراى&gt; شكرا بيث و رايندولف! </text:p>
      <text:p text:style-name="P8">&lt;بيث&gt; <text:s/>لا مشكلة, انا هنا لأخدم. </text:p>
      <text:p text:style-name="P8">&lt;رايندولف&gt; بيث++</text:p>
      <text:p text:style-name="P8">&lt;رايندولف&gt; جينراى: عندما يساعدك شخص يجب عليك زيادة الكاراما الخاصة به بأستخدام زائد-زائد على اسمهم. </text:p>
      <text:p text:style-name="P8">&lt;جينراى&gt; رايندولف: اه, حسنا </text:p>
      <text:p text:style-name="P8">&lt;جينراى&gt; بيث++ </text:p>
      <text:p text:style-name="P8">* بيث تأخذ جينراى بالحضن </text:p>
      <text:p text:style-name="P8"/>
      <text:p text:style-name="P6"/>
      <text:p text:style-name="P8"/>
      <text:p text:style-name="P16"><text:bookmark-start text:name="“مازلت كما هى”"/><text:soft-page-break/>“مازلت كما هى....”<text:bookmark-end text:name="“مازلت كما هى”"/></text:p>
      <text:p text:style-name="P19"/>
      <text:p text:style-name="P19"/>
      <text:p text:style-name="P8">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8"/>
      <text:p text:style-name="P8">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8"/>
      <text:p text:style-name="P8">قلت لها "بالتأكيد أحب ان أتى". </text:p>
      <text:p text:style-name="P8"/>
      <text:p text:style-name="P8">"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8"/>
      <text:p text:style-name="P8">قلت لها "هيه" و ابتسمت. </text:p>
      <text:p text:style-name="P8"/>
      <text:p text:style-name="P8">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8"/>
      <text:p text:style-name="P8">فتحت لى الباب. نظرت لها و لاحظت اننى ربما كنت على حق - انها تبدو مريعة. قالت "مرحبا جن, من فضلك ادخلى.". </text:p>
      <text:p text:style-name="P8"/>
      <text:p text:style-name="P8">احب ان انبهك ان عائلتى تحب منادتى ب "إيف". لا امانع فى الأسم كثيرا, و لكن لتجنب العادات السيئة, يجب عليك منادتى بإريسا. </text:p>
      <text:p text:style-name="P8"/>
      <text:p text:style-name="P8">"حسنا, لماذا قمت بتغيير اسمك فى المقام الأول؟" </text:p>
      <text:p text:style-name="P8"/>
      <text:p text:style-name="P8">"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8"/>
      <text:p text:style-name="P8">"انا احب اسمى كثيرا و لن اغيره ابدا." </text:p>
      <text:p text:style-name="P8"/>
      <text:p text:style-name="P8">"صديقتى, انت من يستسلم للمجتمع لست انا." </text:p>
      <text:p text:style-name="P8"/>
      <text:p text:style-name="P8">ثم لاحظت وجود صبى صغير (يرتدى ملابس عادية تماما) يتحدر إلى اسف الدرج, قال و هو يتطلع فى وجهى "إيف, هذة هى جينفر؟". </text:p>
      <text:p text:style-name="P8"/>
      <text:p text:style-name="P8">"قالت له إريسا "نعم" </text:p>
      <text:p text:style-name="P8"/>
      <text:p text:style-name="P8">أقتربت منه و قلت "جينفير رايموند!, تشرفت بمقابلتك. انت اخو إريسا؟". </text:p>
      <text:p text:style-name="P8"/>
      <text:p text:style-name="P8">قال "نعم, اسمى دانيال سيغل." </text:p>
      <text:p text:style-name="P8"/>
      <text:p text:style-name="P8">تشرفت بمقابلتك, دانيال." </text:p>
      <text:p text:style-name="P8"/>
      <text:p text:style-name="P8">"تشرفت بمقابلتك ايضا انسة رايموند." </text:p>
      <text:p text:style-name="P8"/>
      <text:p text:style-name="P8">"مهلا, يمكنك منادتى بجينيفر."</text:p>
      <text:p text:style-name="P8"/>
      <text:p text:style-name="P8">قال و هو يتطلع بشىء من الحيرة "مهما يكن" و ركض إلى غرفة أخرى. </text:p>
      <text:p text:style-name="P8"/>
      <text:p text:style-name="P8">"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انوا <text:soft-page-break/>يرفضوا هذة الممارسات, لأنها تضخ اموال فى الة صناعة المحتوى. و مع ذلك, مازلت لا امانع فى استخدامها مرة واحدة عندما يتم شراؤها". </text:p>
      <text:p text:style-name="P8"/>
      <text:p text:style-name="P8">اضافت قائلة "جهاز الكومبيوتر الشخصى هو فى غرفتى اعلى الدرج, هناك بضعة اشياء اود ان اريكى اياها." </text:p>
      <text:p text:style-name="P8"/>
      <text:p text:style-name="P8">قلت لها "اود ان ارى غرفتك و ان التقى بوالديك." </text:p>
      <text:p text:style-name="P8"/>
      <text:p text:style-name="P8">"حسنا, دعينا نذهب إلى غرفتى الأن و بعد ذلك يمكننا البحث عن وسيلة لترفيهك بينما يعد الطعام." </text:p>
      <text:p text:style-name="P8"/>
      <text:p text:style-name="P8">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8"/>
      <text:p text:style-name="P8">أخذت إريسا المقعد الذى بجوار الشاشة و اشارت الى انه ينبغى على اخذ المقعد الذى بجوارها. </text:p>
      <text:p text:style-name="P8"/>
      <text:p text:style-name="P8">"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8"/>
      <text:p text:style-name="P8">"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8"/>
      <text:p text:style-name="P8">"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8"/>
      <text:p text:style-name="P8">"ممتاز, اعتقد انى يمكننى تجربته. يبدو انه ليس حلو فى الأعين مثل كى دى اى." </text:p>
      <text:p text:style-name="P8"/>
      <text:p text:style-name="P8">"حلاوة فى العين = موارد و سرعة مستهلكة." </text:p>
      <text:p text:style-name="P8"/>
      <text:p text:style-name="P8">ضحكت "هيهيهي", "هل هناك اى شىء اخر تريدى ان اراه؟"</text:p>
      <text:p text:style-name="P8"/>
      <text:p text:style-name="P8">"حسنا لا يمكننى التفكير فى اى شىء الأن. لماذا لا نذهب للطابق الأسفل و نلتقى بعائلتى. يجب ان يكون الغذاء معدا الأن." </text:p>
      <text:p text:style-name="P8"/>
      <text:p text:style-name="P8">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8"/>
      <text:p text:style-name="P8">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8"/>
      <text:p text:style-name="P8">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8"/>
      <text:p text:style-name="P8">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8"/>
      <text:p text:style-name="P8">"كانت فخورة جدا بتراثها و ثقافتها اليهودية. هنا بعض الصور لها خلال بات-ميتزافاه." </text:p>
      <text:p text:style-name="P8"/>
      <text:p text:style-name="P8">فنظرت لها بأهتمام و قلت "إذن متى اصبحت....." </text:p>
      <text:p text:style-name="P8"/>
      <text:p text:style-name="P8">"متشردة؟", قاطعتنى إريسا, "هذا حسن - انا اعلن هذة حقيقة." </text:p>
      <text:p text:style-name="P8"/>
      <text:p text:style-name="P8">قالت امها "حسنا", "فى حوالى سن الأربعة عشر. بدأت فى الأبتعاد عن صديقاتها المعتادين, تلبس بشكل غريب, تلون <text:soft-page-break/>شعرها بألوان صاخبة. "نحن لا نعتقد بفرض سيطرتنا على كيف يدير اولادنا حياتهم, لذلك تركناها تصبح ما تريد." </text:p>
      <text:p text:style-name="P8"/>
      <text:p text:style-name="P8">"هل كان ذلك بسبب إهتمامها بالكومبيوتر؟" </text:p>
      <text:p text:style-name="P8"/>
      <text:p text:style-name="P8"><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8"/>
      <text:p text:style-name="P8">قلت لها "إنها مازلت كذلك....." </text:p>
      <text:p text:style-name="P8"/>
      <text:p text:style-name="P8">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زلت اعتقد ان السلع الملموسة و وقت الناس تحديدا هو شىء لا يجب ان يكون ان يذهب هباء." </text:p>
      <text:p text:style-name="P8"/>
      <text:p text:style-name="P8">أجبتها قائلة "عادل بما يكفى, يمكننى ان اتفق معك, ماذا بعد؟" </text:p>
      <text:p text:style-name="P8"/>
      <text:p text:style-name="P8">"حسنا, لمعلوماتك الخاصة, عن طريق مقايضة وقتى مع الناس فقط, امتلك الأن 20 الف دولار فى البنك." </text:p>
      <text:p text:style-name="P8"/>
      <text:p text:style-name="P8">أجبتها مندهشة "انتى تمزحين؟" </text:p>
      <text:p text:style-name="P8"/>
      <text:p text:style-name="P8">قالت والدة إريسا "انها لا تمزح." </text:p>
      <text:p text:style-name="P8"/>
      <text:p text:style-name="P8">"كيف حصلت على كل ذلك؟"</text:p>
      <text:p text:style-name="P8"/>
      <text:p text:style-name="P8">"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8"/>
      <text:p text:style-name="P8">"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8"/>
      <text:p text:style-name="P8">"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موقعه على خادمى مقابل رسوم شهرية, فوافق." </text:p>
      <text:p text:style-name="P8"/>
      <text:p text:style-name="P8">"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8"/>
      <text:p text:style-name="P8">"ذرفت بعض الدموع و مسحتها بمرفقى." قلت لها "إريسا, هذة واحدة من احلى القصص التى سمعتها فى اى وقت مضى. يجب ان تكونى الفتاة الأكثر عطفا فى العالم, و..." </text:p>
      <text:p text:style-name="P8"/>
      <text:p text:style-name="P8">أوقفتنى إريسا "عطفا؟!", "انا قاضية هذا الرجل الفقير بدلا من ان استضيف موقعه على خادمى, مجانا." </text:p>
      <text:p text:style-name="P8"/>
      <text:p text:style-name="P8">"مازلت اعتقد انه كان تصرف طيب منك." </text:p>
      <text:p text:style-name="P8"/>
      <text:p text:style-name="P8">"حسنا, شقرائى طيب او غير طيب, وقتى و مواردى لا يوزعوا مجانا. إنه عالم قاس و إذا كنت ترغبى فى جعله مكانا افضل, لا يجب ان تتخلى عن وقتك, لأنه اغلى كثيرا من ان يقدر بثمن." </text:p>
      <text:p text:style-name="P8"/>
      <text:p text:style-name="P8">"شقرائى, مرة أخرى؟" </text:p>
      <text:p text:style-name="P8"/>
      <text:p text:style-name="P8">ابتسمت إريسا. "جينيفر, السبب الوحيد الذى يجعلنى اطلق عليك شقرائى هو إنى فتاة طيبة متعاطفة تحب لون شعرك." </text:p>
      <text:p text:style-name="P8"/>
      <text:p text:style-name="P8">حاولت معانقتها فقالت لى "لا عناق!" و انا توقفت و تراجعت, فى حين عادت إلى كتابها.</text:p>
      <text:p text:style-name="P16"><text:bookmark-start text:name="ام اى ام ايى بو أو ايى أكس يو ال و وحوش أخرى"/><text:bookmark-start text:name="سيكون هذا شريرا مثل بريد اتش تى ام ال الإلكترونى"/><text:soft-page-break/>ام اى ام ايى, بو أو ايى, أكس يو ال و وحوش أخرى<text:bookmark-end text:name="ام اى ام ايى بو أو ايى أكس يو ال و وحوش أخرى"/><text:bookmark-end text:name="سيكون هذا شريرا مثل بريد اتش تى ام ال الإلكترونى"/></text:p>
      <text:p text:style-name="P16"/>
      <text:p text:style-name="P19"/>
      <text:p text:style-name="P8">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8"/>
      <text:p text:style-name="P8">شىء واحد اكتشفته ان قرأت الكود و فهمه اصعب بكثير من كتابته. لكن بعد ما فهمت كيف يعمل, اصبح بإمكانى إضافة ميزة جديدة أو إصلاح خطىء بسهولة. </text:p>
      <text:p text:style-name="P8"/>
      <text:p text:style-name="P8">الأى ار سى كان ايضا مساعدة كبيرة. عندما كانت تواجهنى اى مشكلة, يمكننى ان اشترك فى القناة المناسبة و اسئ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ناس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8"/>
      <text:p text:style-name="P8">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8"/>
      <text:p text:style-name="P8">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8"/>
      <text:p text:style-name="P8">قال جيف "هكذا, ربما نحن بحاجة لإنشاء بروتوكول أى ار سى جديد, الذى من شأنه السماح بمثل هذة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8"/>
      <text:p text:style-name="P8">ضحكت انا و إريفن و جيف شاركنا. </text:p>
      <text:p text:style-name="P8"/>
      <text:p text:style-name="P8">سالتهم "إذا نحن بحاجة لبروتكول جديد؟ ما الأساس الذى سنبنيه عليه؟" </text:p>
      <text:p text:style-name="P8"/>
      <text:p text:style-name="P8">قال جيف "حسنا ربما على ام أى أم ايى, ام اى ام ايى معيارى لأرسال البيانات و شبه البيانات, تحديد نوعها, إلخ. </text:p>
      <text:p text:style-name="P8"/>
      <text:p text:style-name="P8">قال جيف "اقول لكم ما؟" و قال: "نحن يمكننا ان نكتب نموذج اولى للخادم بلغة بيثون او بيرل او نستخدم بو اى ايى او تويستد." كنت مندهشة لإدراكى ما يعنيه ذلك. </text:p>
      <text:p text:style-name="P8"/>
      <text:p text:style-name="P8">قلت له "نعم, هيا بنا نكتب العميل بأستخدام موزيلا أكس يو ال. هذا سيمنحنا وسائل التعامل مع الميديا مجانا." </text:p>
      <text:p text:style-name="P8"/>
      <text:p text:style-name="P8">قال جيف "تفكير جيد يا جين." </text:p>
      <text:p text:style-name="P8"/>
      <text:p text:style-name="P8">اضفت قائلة "و لكن لدينا بعد ذلك العديد من المسائل الأمنية المحتملة و التى نود تجنبها و ايضا كان علينا التفكير فى بروتكول قوى." </text:p>
      <text:p text:style-name="P8"/>
      <text:p text:style-name="P8">قال جيف "هيا بنا نذهب إلى السبورة و نبداء فى تصميم كل شىء." </text:p>
      <text:p text:style-name="P8"/>
      <text:p text:style-name="P8">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اصبحت مشوشة على الفور. </text:p>
      <text:p text:style-name="P8"/>
      <text:p text:style-name="P8">سألتنى "ماذا تفعلين؟" </text:p>
      <text:p text:style-name="P8"/>
      <text:p text:style-name="P8">"اهلا إريسا!, نحن نصمم بروتكول الجيل الجديد من أى ار سى مع العديد من التحسينات على الأى ار سى الأصلى." </text:p>
      <text:p text:style-name="P8"/>
      <text:p text:style-name="P8">"نعم, مثل دعم الميديا, التصاميم, الرياضيات, بروتكول اكثر قوة و العديد من المميزات, إلخ. كانت هذة فكرة جن." </text:p>
      <text:p text:style-name="P8"/>
      <text:p text:style-name="P8"><text:soft-page-break/>قالت إريسا "مثير للأهتمام, حيث انكم جميعا مشغولين فى ذلك, اقترح تأخير العرض الذى سأقدمه ساعة واحدة. جن, انا الأشياء التى ارغب فى تعليمك اياها حقا قاربت على النفاذ, و انت يجب عليك البدء فى هذا المشروع." </text:p>
      <text:p text:style-name="P8"/>
      <text:p text:style-name="P8">أحمررت خجلا و قلت "بالتأكيد يا إريسا. يبدو مثيرا للغاية. انا لأعرف ان كنت مبرمجة جيدة ام لا. هل يمكن لاحد هنا ان يكون شريكى فى البرمجة؟" </text:p>
      <text:p text:style-name="P8"/>
      <text:p text:style-name="P8">تطوع العديد من الناس و لكنى ناديت جيف "هل يمكنك ان تكون شريكى فى البرمجة؟" كنت احس انه يمكننى الأعتماد عليه. </text:p>
      <text:p text:style-name="P8"/>
      <text:p text:style-name="P8">"بالتاكيد و لما لا. حسنا جن انا سأكتب المواصفات و ابعث بها إليكى. جن هل تعرفين دوكبوك؟" </text:p>
      <text:p text:style-name="P8"/>
      <text:p text:style-name="P8">"سمعت عنه و لكن لا." </text:p>
      <text:p text:style-name="P8"/>
      <text:p text:style-name="P8">"أعتقد إذا انه على تعليمك اياه. انه ليس بالأمر الصعب." </text:p>
      <text:p text:style-name="P8"/>
      <text:p text:style-name="P8">قلت له "ممتاز, يمكننا الأن تصميم هذا البرنامج"</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soft-page-break/>"سيكون هذا شريرا مثل بريد اتش تى ام ال الإلكترونى....."</text:p>
      <text:p text:style-name="P19"/>
      <text:p text:style-name="P8"/>
      <text:p text:style-name="P8">علمنى جيف كيف اتحقق من بيئة العمل التى أعدها للعمل على وثائق دوكبوك مقدما, من مخازن النسخ. ثم بدأنا العمل على المواصفات. </text:p>
      <text:p text:style-name="P8"/>
      <text:p text:style-name="P8">دوكبوك مطول جدا بالمقارنة مع اتش تى ام ال أو اى شكل من أشكال الوثائق الأخرى عرفتها حتى ذلك الحين. فيما يلى لمحة صغيرة من ذلك: </text:p>
      <text:p text:style-name="P8"/>
      <text:p text:style-name="P8"><text:s text:c="8"/></text:p>
      <text:p text:style-name="P9">&lt;orderedlist&gt; </text:p>
      <text:p text:style-name="P9"><text:s text:c="4"/>&lt;listitem&gt; </text:p>
      <text:p text:style-name="P9"><text:s text:c="8"/>&lt;para&gt; </text:p>
      <text:p text:style-name="P9"><text:s text:c="10"/>المادة الأول.</text:p>
      <text:p text:style-name="P9"><text:s text:c="8"/>&lt;/para&gt; </text:p>
      <text:p text:style-name="P9"><text:s text:c="4"/>&lt;/listitem&gt; </text:p>
      <text:p text:style-name="P9"><text:s text:c="4"/>&lt;listitem&gt; </text:p>
      <text:p text:style-name="P9"><text:s text:c="8"/>&lt;para&gt; </text:p>
      <text:p text:style-name="P9">المادة الثانية.</text:p>
      <text:p text:style-name="P9"><text:s text:c="8"/>&lt;/para&gt; </text:p>
      <text:p text:style-name="P9"><text:s text:c="4"/>&lt;/listitem&gt; </text:p>
      <text:p text:style-name="P9"><text:s text:c="4"/>&lt;listitem&gt; </text:p>
      <text:p text:style-name="P9"><text:s text:c="8"/>&lt;para&gt; </text:p>
      <text:p text:style-name="P9">المادة الرابعة!, انا امزح, انها المادة الثالثة. </text:p>
      <text:p text:style-name="P9"><text:s text:c="8"/>&lt;/para&gt; </text:p>
      <text:p text:style-name="P9"><text:s text:c="4"/>&lt;/listitem&gt; </text:p>
      <text:p text:style-name="P9">&lt;/orderedlist&gt; <text:s text:c="7"/></text:p>
      <text:p text:style-name="P8"><text:s text:c="8"/></text:p>
      <text:p text:style-name="P8"><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8"/>
      <text:p text:style-name="P8">حققنا الكثير من التقدم فى ذلك اليوم, فى نهاية اليوم, كنا نرفع النسخة الأكثر حداثة لمخازن الكود, حملنا الموصفات فى عدة صيغ مختلفة لموقع محدد سلفا, ثم بعثنا برابط لما حقنناه بالفعل لقائمة بريدية لمجموعة اللينوكس. </text:p>
      <text:p text:style-name="P8"/>
      <text:p text:style-name="P8">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8"/>
      <text:p text:style-name="P8">انتهيت انا و جيف من كتابة المواصفات بعد ذلك بلقائين. ثم قدمنا ذلك و طلبنا التعليقات, ثم بدأنا العمل على العميل و الخادم. </text:p>
      <text:p text:style-name="P8"/>
      <text:p text:style-name="P8">أخذ مننا ذلك بعض الوقت حيث انه كان علينا نحن الأثنين ان نتعلم موزيلا أكس يو ال, و لكننا تمكنا من الحصول على نسخة قابلة للعمل فى وقت قريب,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الذى يصنف البرامج للينوكس و يعرض اخر الأخبار و اخر إصدارات.)</text:p>
      <text:p text:style-name="P8"/>
      <text:p text:style-name="P8">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ظريف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8"/>
      <text:p text:style-name="P8">فتحنا قناة دعم للمشروع على الأى ار سى القديم, حيث يمكننا تنسيق الجهود فى حال انهار الخادم, او أحتجنا شىء <text:soft-page-break/>بسيط. فى النهاية أنشئنا قائمة بريدية للمطورين. أعضاء الجماعات الأخرى قدموا لنا المساعدة و ظلوا يتابعوا القائمة. كان كل شىء الكثير من المرح.</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تى ار ايى زى"/><text:soft-page-break/>تى ار ايى زى<text:bookmark-end text:name="تى ار ايى زى"/></text:p>
      <text:p text:style-name="P16"/>
      <text:p text:style-name="P19"/>
      <text:p text:style-name="P8">فى إحدى جلساتنا الرياضية شبه الإسبوعية, تناقشت انا و تايلور حول اخر الأحداث و الأخبار المتداولة. </text:p>
      <text:p text:style-name="P8"/>
      <text:p text:style-name="P8">عندما عدت إلى المنزل هذة الليلة, بدأت اتحدث على قناة #بيرل مرة أخرى. </text:p>
      <text:p text:style-name="P8"/>
      <text:p text:style-name="P8">&lt;جينراى&gt; مرحبا جميعا, لقد عدت. </text:p>
      <text:p text:style-name="P8">&lt;رايندولف&gt; جينراى: مرحبا! </text:p>
      <text:p text:style-name="P8">&lt;بيث&gt; جينراى: مرحبا! </text:p>
      <text:p text:style-name="P8">--&gt; بيرلجيتكيبر دخل قناة #بيرل </text:p>
      <text:p text:style-name="P8">&lt;بيرلجيتكيبر&gt; صباح الخير, #بيرل </text:p>
      <text:p text:style-name="P8">&lt;بيث&gt; صباح الخير, بيرلى! </text:p>
      <text:p text:style-name="P8">&lt;رايندولف&gt; مرحبا بيرلى! </text:p>
      <text:p text:style-name="P8">&lt;جينراى&gt; مرحبا بيرلى. </text:p>
      <text:p text:style-name="P8">&lt;جينراى&gt; هل يمكننى إستشارتكم يا رفاق فى مسألة شخصية؟ </text:p>
      <text:p text:style-name="P8">&lt;رايندولف&gt; جينراى: اسئلى. </text:p>
      <text:p text:style-name="P8">&lt;جينراى&gt; حسنا, ها انا أفعل: افضل اصدقائى تبدو بشعة جدا (شعر ارجوانى, الكثير من المكياج الغير متناسق, إهمال عام) </text:p>
      <text:p text:style-name="P8">&lt;رايندولف&gt; تى ايى ار زى! </text:p>
      <text:p text:style-name="P8">&lt;جينراى&gt; رايندولف: ما هو تى ار ايى زى؟ </text:p>
      <text:p text:style-name="P8">&lt;رايندولف&gt; تى اى ار زى (تريز) == نظرية الحل الإبتكارى للمشاكل. </text:p>
      <text:p text:style-name="P8">* جينراى محتارة </text:p>
      <text:p text:style-name="P8">&lt;جينراى&gt; هذة ينبغى ان تكون تى ايى بى اس. </text:p>
      <text:p text:style-name="P8">&lt;رايندولف&gt; جينراى: حسنا, هذة الأحرف الأولى باللغة الروسية. </text:p>
      <text:p text:style-name="P8">&lt;جينراى&gt; رايندولف: اه, حسنا </text:p>
      <text:p text:style-name="P8">&lt;بيرلجيتكيبر&gt; لماذا لا تقومين بإجبار هذة الفتاة على التحول و جعل شكلها يبدو أفضل. </text:p>
      <text:p text:style-name="P8">&lt;جينراى&gt; و لكن ماذا عن موقفها؟ </text:p>
      <text:p text:style-name="P8">&lt;بيرلجيتكيبر&gt; حسنا, عصفور فى اليد خير من إثنين على الشجرة. </text:p>
      <text:p text:style-name="P8">&lt;جينراى&gt; بيرلى: ربما تكون على حق؟ </text:p>
      <text:p text:style-name="P8">* رايندولف يعطى بيرلىجيتكيبر ميدالية تى ار ايى زى الدولية. </text:p>
      <text:p text:style-name="P8">&lt;جينراى&gt; بيرلىجيتكيبر++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غير شىء جيد"/><text:soft-page-break/>التغير شىء جيد<text:bookmark-end text:name="التغير شىء جيد"/></text:p>
      <text:p text:style-name="P16"/>
      <text:p text:style-name="P8"/>
      <text:p text:style-name="P8">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8"/>
      <text:p text:style-name="P8">قالت "مرحبا جينفر". </text:p>
      <text:p text:style-name="P8"/>
      <text:p text:style-name="P8">قلت لها "مرحبا سيدة سيجل". </text:p>
      <text:p text:style-name="P8"/>
      <text:p text:style-name="P8">"ماذا تفعلوا <text:s/>بكل هذة الأشياء؟" </text:p>
      <text:p text:style-name="P8"/>
      <text:p text:style-name="P8">"نحن نخطط لعمل تحول شامل لإريسا. 'بدون ما تعرف' ". </text:p>
      <text:p text:style-name="P8"/>
      <text:p text:style-name="P8">"ستكون مهمة صعبة إذا سالتنى, هل هى وافقت؟" </text:p>
      <text:p text:style-name="P8"/>
      <text:p text:style-name="P8">"ليس بعد, و لكننا احضرنا الحبال ربما نحتاجهم." </text:p>
      <text:p text:style-name="P8"/>
      <text:p text:style-name="P8">"رائع, موافقة, ادخلوا." </text:p>
      <text:p text:style-name="P8"/>
      <text:p text:style-name="P8">دخلنا المنزل و صعدنا الدرج و طرقنا باب غرفة إريسا. سمعناها تنادى "ادخل" وسط كمية ضوضاء عالية من مويسقى الميتال الثقيلة. </text:p>
      <text:p text:style-name="P8"/>
      <text:p text:style-name="P8">فتحنا الباب. إريسا كانت تجلس بجوار الكومبيوتر تفعل شيئا ما و عندما دخلنا التفت إلينا قائلة "مرحبا شباب!, واو!, ما كل هذة الأشياء؟" </text:p>
      <text:p text:style-name="P8"/>
      <text:p text:style-name="P8">قلت لها "نحن على استعداد لتغييرك الليلة." </text:p>
      <text:p text:style-name="P8"/>
      <text:p text:style-name="P8">"ماذا؟ تعنين تغيير كامل؟ لن اسمح بذلك...." </text:p>
      <text:p text:style-name="P8"/>
      <text:p text:style-name="P8">"نعم ستسمحين, إما ان نفعل ذلك بالطريقة السهلة او بالطريقة الصعبة." </text:p>
      <text:p text:style-name="P8"/>
      <text:p text:style-name="P8">قالت إريسا و هى تقف من كرسيها "الطريقة الصعبة", و أتخذت وقفة دفاعية, مثبتتة قبضة يدها "يجب عليك ان تصلى الى اولا." </text:p>
      <text:p text:style-name="P8"/>
      <text:p text:style-name="P8">فقلت لها حسنا و اقتربت منها و امسكت يدها بسرعة و دفعتها ناحية الحائط فضربت رجلى برجلها - المتنى قليلا و لكنه</text:p>
      <text:p text:style-name="P8">لم يكن شيئا لا استطيع التعامل معه. قلت لها "انا اذهب للتمرين مرتين اسبوعيا, اتدرب بأوزان من بين امور اخرى." </text:p>
      <text:p text:style-name="P8">صرخت فى وجهى "استطيع ان ارى ذلك يا مس أمريكا....", "حسنا, حسنا, ساتركك تفعلين هذا التغيير." </text:p>
      <text:p text:style-name="P8"/>
      <text:p text:style-name="P8">تركتها و انا اسئل "هل تعدين؟" </text:p>
      <text:p text:style-name="P8"/>
      <text:p text:style-name="P8">"أقسم بالحياة و الحرية و تكس البطريق باننى ساسمح لكى بعمل التغيير و انا متعاونة بالكامل." </text:p>
      <text:p text:style-name="P8"/>
      <text:p text:style-name="P8"><text:s/>سألتها "هل تفعلين ذلك لأنى طلبته منك؟" </text:p>
      <text:p text:style-name="P8"/>
      <text:p text:style-name="P8">قالت "لا, انا افعل ذلك لأتمكن من تحريك اطرافى اللعينة!" </text:p>
      <text:p text:style-name="P8"/>
      <text:p text:style-name="P8">قالت اماندا "هذا امر جيد, الأن هل تريدون البقاء هنا يا اولاد و الحصول على دورة رعاية الجمال؟" </text:p>
      <text:p text:style-name="P8"/>
      <text:p text:style-name="P8">قال أخو إريسا "لا سأكون فى الأسفل. اقضوا وقتا ممتعا." </text:p>
      <text:p text:style-name="P8"/>
      <text:p text:style-name="P8">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افضل. ثم رتبنا شعرها, و طلبنا منها إختيار لباس مناسب. </text:p>
      <text:p text:style-name="P8"/>
      <text:p text:style-name="P8"><text:soft-page-break/>تركناها تنظر لنفسها فى المرأة لمعاينة التحسن. </text:p>
      <text:p text:style-name="P8"/>
      <text:p text:style-name="P8">إريسا نظرت لنفسها مبتسمة و قالت "واو!, انا ابدو....أنا ابدو....لا!...لن أقولها - هذا سخيف جدا." </text:p>
      <text:p text:style-name="P8"/>
      <text:p text:style-name="P8">قلت لها "كما ترين, نحن انتهينا معك." </text:p>
      <text:p text:style-name="P8"/>
      <text:p text:style-name="P8">"سوبر. حسنا تحولت او لا, مازال عندى مسئولياتى كمطورة برمجيات. تركت بضع اشخاص فى مأزق عندما وصلتم,أئمل حقا ان استطيع التواصل معهم." </text:p>
      <text:p text:style-name="P8"/>
      <text:p text:style-name="P8">قلت لها "فقط لا ترهقى نفسك او أى شىء من ذلك, انا ذاهبة للطابق السفلى." </text:p>
      <text:p text:style-name="P8"/>
      <text:p text:style-name="P8">قالت اماندا "سانضم إليكى." </text:p>
      <text:p text:style-name="P8"/>
      <text:p text:style-name="P8">كان دانيال يلعب لعبة فيديو, فى حين ان جونثان كان يأكل سلطة فاكهة. قلت لهم "إنها جاهزة". </text:p>
      <text:p text:style-name="P8"/>
      <text:p text:style-name="P8">رد دانيال و جونثان فى وقت واحد "ممتاز". </text:p>
      <text:p text:style-name="P8"/>
      <text:p text:style-name="P8">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8"/>
      <text:p text:style-name="P8">قالت بعد ما وصلت الطابق الارضى "كيف ابدو؟" </text:p>
      <text:p text:style-name="P8"/>
      <text:p text:style-name="P8">"تبدين رائعة" </text:p>
      <text:p text:style-name="P8"/>
      <text:p text:style-name="P8">فكرت إريسا لدقيقة و قالت : " أريسا كان هذا الأسم القديم لى و المؤقت , أسمى أيف." </text:p>
      <text:p text:style-name="P8"/>
      <text:p text:style-name="P8">و هكذا سالتنا والدة إيف "هل تريدون البقاء للعشاء؟" </text:p>
      <text:p text:style-name="P8"/>
      <text:p text:style-name="P8">قال الجميع "نود ذلك سيدة سيجل" و قلت انا ايضا و انا كذل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كان هذا مثيرا جدا!"/><text:soft-page-break/>كان هذا مثيرا جدا!<text:bookmark-end text:name="كان هذا مثيرا جدا!"/> </text:p>
      <text:p text:style-name="P16"/>
      <text:p text:style-name="P19"/>
      <text:p text:style-name="P8">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8"/>
      <text:p text:style-name="P8">فى يوما ما سالتها. </text:p>
      <text:p text:style-name="P8"/>
      <text:p text:style-name="P8">"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8"/>
      <text:p text:style-name="P8">قالت إيف "صحيح, نسخة البيرل كانت مجرد نموذج أولى ليس أكثر, على أية حال." </text:p>
      <text:p text:style-name="P8"/>
      <text:p text:style-name="P8">"الان فى ما يتعلق بجعله متعدد المعالجة او متعدد الخيوط, هذا شىء قد احتاج بعض التوجيه فيه, لأنى لم يسبق لى فعله من قبل." </text:p>
      <text:p text:style-name="P8"/>
      <text:p text:style-name="P8">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8"/>
      <text:p text:style-name="P8">"انت تعنى انه يمكننى ان اقراء الكود الخاص بهم و اتعلم؟" </text:p>
      <text:p text:style-name="P8"/>
      <text:p text:style-name="P8">اضافة قائلة "اعتقد, لا يمكن ان تضر حقا." </text:p>
      <text:p text:style-name="P8"/>
      <text:p text:style-name="P8">قلت لها "موافقة" </text:p>
      <text:p text:style-name="P8"/>
      <text:p text:style-name="P8">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ة اول مساهمة من خارج مجموعة المستخدمين! كنت متحمسة جدا, لذلك قررت مهاتفة إيف على هاتفها. </text:p>
      <text:p text:style-name="P8"/>
      <text:p text:style-name="P8">"مرحبا جن! ما الأمر؟" </text:p>
      <text:p text:style-name="P8"/>
      <text:p text:style-name="P8">"إيف مرحبا!, خمنى ماذا؟ تلقينا بعض الرقع من رجل فرنسى!" </text:p>
      <text:p text:style-name="P8"/>
      <text:p text:style-name="P8">سمعتها على الطرف الأخر تقول "تلقينا رقعة من شخص خارج الوج.";"اااه, انا قادمة حالا. فى الوقت نفسه راجعى الرقعة." </text:p>
      <text:p text:style-name="P8"/>
      <text:p text:style-name="P8">"حسنا. الرقعة تبدو جيدة مما رأيت. إنها طويلة جدا على الرغم من ذلك." </text:p>
      <text:p text:style-name="P8"/>
      <text:p text:style-name="P8">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ذلك كنا سعداء بالنتائج, ثم رفعناها لمركز تحكم النسخ. (مع الإشارة ل جان بيير), و بعثنا له بريد إلكترونى ان "شكرا لك, لقد راجعنا مشاركتك و طبقناها.". </text:p>
      <text:p text:style-name="P8"/>
      <text:p text:style-name="P8">هذا مثير للغاية.</text:p>
      <text:p text:style-name="P8"/>
      <text:p text:style-name="P8"/>
      <text:p text:style-name="P8"/>
      <text:p text:style-name="P8"/>
      <text:p text:style-name="P8"/>
      <text:p text:style-name="P8"/>
      <text:p text:style-name="P8"/>
      <text:p text:style-name="P8"/>
      <text:p text:style-name="P8"/>
      <text:p text:style-name="P5"/>
      <text:p text:style-name="P16"><text:bookmark-start text:name="ريشا - ميه هو اومير؟"/><text:soft-page-break/>ريشا - ميه هو اومير؟<text:bookmark-end text:name="ريشا - ميه هو اومير؟"/></text:p>
      <text:p text:style-name="P16"/>
      <text:p text:style-name="P19"/>
      <text:p text:style-name="P8">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8"/>
      <text:p text:style-name="P8">قلت لها "حسنا, ماذا بعد؟" </text:p>
      <text:p text:style-name="P8"/>
      <text:p text:style-name="P8">"حسنا, انا أتسائل عما إذا كنتى ترغبين فى الإنضمام لنا؟" </text:p>
      <text:p text:style-name="P8"/>
      <text:p text:style-name="P8">قلت لها "حسنا, ليس عندى شىء افضل لافعله فى هذا الوقت." </text:p>
      <text:p text:style-name="P8"/>
      <text:p text:style-name="P8">قالت إيف "عظيم, سوف اراك حينها." </text:p>
      <text:p text:style-name="P8"/>
      <text:p text:style-name="P8">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8"/>
      <text:p text:style-name="P8">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8"/>
      <text:p text:style-name="P8">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8"/>
      <text:p text:style-name="P8">أجابته إبنة عمه "حسنا, انت لديك هذة اللعبة فى المنزل, <text:s/>تستطيع ان تمارسها اكثر من ذلك بكثير بينما انا لا. </text:p>
      <text:p text:style-name="P8"/>
      <text:p text:style-name="P8">سألنى دانيال انا و إيف "هل ترغبون فى جولة؟, هذة اللعبة غبية على أية حال." </text:p>
      <text:p text:style-name="P8"/>
      <text:p text:style-name="P8">قلنا "بالتأكيد, موافقون." </text:p>
      <text:p text:style-name="P8"/>
      <text:p text:style-name="P8">نظرت لنا ديبورا و هى تترك ذراع اللعب و قالت "أنتما الأثنان شعركما جميل, هل يمكننى ان العب به؟" </text:p>
      <text:p text:style-name="P8"/>
      <text:p text:style-name="P8">قال دانيال "مهلا, اريد ان العب ايضا!" </text:p>
      <text:p text:style-name="P8"/>
      <text:p text:style-name="P8">قلت لهما "بالتأكيد" و ان امسك ذراع اللعب </text:p>
      <text:p text:style-name="P8"/>
      <text:p text:style-name="P8">قالت إيف "لا توجد مشكلة هنا ايضا. فقط لا....لا تخلطى الأذرع الخاصة بشخصين مختلفين." </text:p>
      <text:p text:style-name="P8"/>
      <text:p text:style-name="P8">قلت و انا أخذ مسافة قليلة من إيف "حسنا, سنجلس منفصلين." </text:p>
      <text:p text:style-name="P8"/>
      <text:p text:style-name="P8">قلت لها "ماذا يفعل كل زر؟" </text:p>
      <text:p text:style-name="P8"/>
      <text:p text:style-name="P8">شرحت إيف بافضل ما يمكنها ثم بدأنا نلعب. لم أكن جيدة و لا سيما فى ذلك, و لكن يبدو ان إيف كانت اسواء أكثر من ذلك. </text:p>
      <text:p text:style-name="P8"/>
      <text:p text:style-name="P8">قالت "دانيال محق. هذة اللعبة غبية. "أنتى تعرفى بعض العاب دى او اس (دوس) القديمة كانت أكثر ذكاء. الكثير من الألعاب, العاب المغامرات, و الأشياء التى تحتاج إلى تفكير لتتقدمى فيها. مازلت العبهم باستخدام محاكى دى او اس (دوس) مبنى على لينوكس." </text:p>
      <text:p text:style-name="P8"/>
      <text:p text:style-name="P8">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8"/>
      <text:p text:style-name="P8">قالت "هيه, لعبة فرى سيل الخاصة بميكروسوفت هى حماقة مطلقة." </text:p>
      <text:p text:style-name="P8"/>
      <text:p text:style-name="P8">و اضافت قائلة "تعلمين, أنا قرات فى الواقع مقالة تستعرض الألعاب التى تم إصدارها مؤخرا -- أول شخص يطلق النار. قالت المقالة الأستعراضية ان الرسومات جميلة و كل شىء, لكن بخلاف ذلك لديك كمية لا حصر لها من الذخيرة, و يمكنك <text:soft-page-break/>قتل عدد لا حصر له من الوحوش التى تظهر لك. هذا ممل للغاية. و مع ذلك اختتمت بقولها انهما يمكن ان تكون جيدة لفصل صيف حار, بدلا من ان تقول انها سيئة للغاية." </text:p>
      <text:p text:style-name="P8"/>
      <text:p text:style-name="P8">قالت ديبورا لدنيال "انت تفعل ذلك بشكل غير صحيح, اسمح لى ان اريك كيف ترتب شعر فتاة." </text:p>
      <text:p text:style-name="P8"/>
      <text:p text:style-name="P8">تنهدت و واصلنا اللعب لبضع دقائق تالية. </text:p>
      <text:p text:style-name="P8"/>
      <text:p text:style-name="P8">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8"/>
      <text:p text:style-name="P8">نظرت انا و إيف لبعضنا البعض ثم انفجرنا من الضحك فى وقت واحد. "هيه, لا تبالى, سنقوم بإصلاحه فى وقت لاحق." </text:p>
      <text:p text:style-name="P8"/>
      <text:p text:style-name="P8">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8"/>
      <text:p text:style-name="P8">"بالنسبة لهذا الجزء, أعددت مسبقا جوياه..." و اشارت إلى. </text:p>
      <text:p text:style-name="P8"/>
      <text:p text:style-name="P8">"هيه, شيكسا." </text:p>
      <text:p text:style-name="P8"/>
      <text:p text:style-name="P8">قلت لها "حسنا, ساقراء بمساعدتك." </text:p>
      <text:p text:style-name="P8"/>
      <text:p text:style-name="P8">"حسنا: 'راشا - ماه هو اومير؟'" </text:p>
      <text:p text:style-name="P8"/>
      <text:p text:style-name="P8">"راشا - ماه هو اومير؟" </text:p>
      <text:p text:style-name="P8"/>
      <text:p text:style-name="P8">"قريب بما فيه الكفاية!", ثم واصلنا. </text:p>
      <text:p text:style-name="P8"/>
      <text:p text:style-name="P8">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8"/>
      <text:p text:style-name="P8">بعد الأحتفال, عدلت انا و إيف شعر بعضنا البعض. قالت إيف "تعرفين, ربما دانيال و ديب عندهم موهبة خفية كمصففى شعر." </text:p>
      <text:p text:style-name="P8"/>
      <text:p text:style-name="P8">قلت لها و نحن نتبادل الأماكن "هل تعتقدين ذلك؟ و شعرك غير متانسق قليلا. لو عندهم الموهبة فانا اعتقد انها فعلا مخفية جيد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خلى عن دبيان"/><text:soft-page-break/>التخلى عن "دبيان"<text:bookmark-end text:name="التخلى عن دبيان"/></text:p>
      <text:p text:style-name="P16"/>
      <text:p text:style-name="P19"/>
      <text:p text:style-name="P8">من: إيف سيجل &lt;eve@eve-siegel.eu.org&gt; </text:p>
      <text:p text:style-name="P8">إلى تطوير-دبيان &lt;debian-devel@lists.debian.org&gt; </text:p>
      <text:p text:style-name="P8">الموضوع: "التخلى عن دبيان" </text:p>
      <text:p text:style-name="P8"/>
      <text:p text:style-name="P8"/>
      <text:p text:style-name="P8">مرحبا جميعا! </text:p>
      <text:p text:style-name="P8"/>
      <text:p text:style-name="P8">لقد كانت دبيان توزيعتى المختارة لثلاث سنوات الأن. يمكننى ان اشهد </text:p>
      <text:p text:style-name="P8">انى كنت سعيدة للغاية معها, و كما لاحظتم لقد ساهمت ايضا من خلال </text:p>
      <text:p text:style-name="P8">كونى مجمعة برامج. فى الأونة الأخيرة لاحظت تعدد توجهات المجتمع, </text:p>
      <text:p text:style-name="P8">و المواقف من دبيان التى جعلتنى اقرر التخلى عنها. </text:p>
      <text:p text:style-name="P8">كان جزء من هذا التحول, تحول فى شخصيتى (تحول للأحسن فى الواقع) </text:p>
      <text:p text:style-name="P8">الذى جعلنى ادرك ان دبيان لم تكن التوزيعة التى انتمى إليها. </text:p>
      <text:p text:style-name="P8"/>
      <text:p text:style-name="P8">الأسباب التى لأجلها لا أحب دبيان الأن هى: </text:p>
      <text:p text:style-name="P8"/>
      <text:p text:style-name="P8">1. المجتمع يتكون من العديد من الناس الذين صوتهم عال, معتد بنفسه, </text:p>
      <text:p text:style-name="P8"><text:s/>يشعر بتفوق توزيعته على كل الأخرين. </text:p>
      <text:p text:style-name="P8"/>
      <text:p text:style-name="P8">بينما انا لا اتهم اى من قيادات دبيان بهذا, يبدو اننا جميعا لا </text:p>
      <text:p text:style-name="P8">نفعل شيئا يذكر لتوضيح هذا السلوك الغير مقبول. </text:p>
      <text:p text:style-name="P8"/>
      <text:p text:style-name="P8">دبيان لها بعض المزايا على التوزيعات الأخرى. كما كانت دائما </text:p>
      <text:p text:style-name="P8">او مازال لديها بعض العيوب. مع ذلك, يقولوا للعالم كم نحن </text:p>
      <text:p text:style-name="P8">أفضل من الأخرين (لو نحن فعلا أفضل) لن يساعدنا ذلك فى </text:p>
      <text:p text:style-name="P8">جعلها افضل. العاملون على التوزيعات الأخرى اقل تبجحا, </text:p>
      <text:p text:style-name="P8">و يستثمروا الوقت فى سد الثغرات. </text:p>
      <text:p text:style-name="P8"/>
      <text:p text:style-name="P8">2. محاولة تطبيق المبادىء التوجيهية لبرمجيات دبيان الحرة </text:p>
      <text:p text:style-name="P8">إلى الاشياء التى ليست برمجيات لن يجلب اى خير. البرنامج </text:p>
      <text:p text:style-name="P8">هو شىء ينبغى ان يكون ملتزما بأيدلوجية البرمجيات الحرة. </text:p>
      <text:p text:style-name="P8">الوثائق, الخطوط, الرسوم, الموسيقى, انواع المحتوى </text:p>
      <text:p text:style-name="P8">المختلفة, اللعب بالقواعد المختلفة و تضمن مختلف المبادىء </text:p>
      <text:p text:style-name="P8">التوجيهية لإدراجها فى التوزيعة, غير تلك المطبقة على البرمجيات. </text:p>
      <text:p text:style-name="P8"/>
      <text:p text:style-name="P8">أخر شىء نحتاجه هو إختفاء الوثائق فى غياهب النسيان فى المخازن </text:p>
      <text:p text:style-name="P8">الغير حرة, الخطوط يتم رفضها لكونها غير قابلة للتعديل, و العديد </text:p>
      <text:p text:style-name="P8">من مسببات الضيق مثل هذة. </text:p>
      <text:p text:style-name="P8"/>
      <text:p text:style-name="P8">كمثال صارخ, هل سنزيل كل حزم تراخيص الملفات لأن نصوصها </text:p>
      <text:p text:style-name="P8">ليست حرة مثل الكلام؟ </text:p>
      <text:p text:style-name="P8"/>
      <text:p text:style-name="P8">3. ترتبية دبيان كبلد ديمقراطى على الأنترنت, يسبب الكثير </text:p>
      <text:p text:style-name="P8">من الأثار الجانبية السيئة. لأن الناس ببساطة لم يقبلوا لأن </text:p>
      <text:p text:style-name="P8">هناك الكثير من الخطوط الحمراء. هناك الكثير من الإجراءات. </text:p>
      <text:p text:style-name="P8">أشياء كثيرة تقرر وفقا للتصويت بدلا من ما هو أفضل للقيام به. </text:p>
      <text:p text:style-name="P8"/>
      <text:p text:style-name="P8">إعادة هيكلة دبيان بإعتبارها فضوى مسيطر عليها من قبل قيادة خاسرة </text:p>
      <text:p text:style-name="P8">تفعل ذلك جيدا جدا. بخلاف ذلك, على ما يبدو تسير الأمور ببطء شديد: </text:p>
      <text:p text:style-name="P8"/>
      <text:p text:style-name="P8">كان دبيان يستخدم مثبت سىء للغاية لوقت ليس ببعيد, و حتى الأن </text:p>
      <text:p text:style-name="P8">لا يستند على واجهة رسومية بل يعتمد على شبه الرسوميات. </text:p>
      <text:p text:style-name="P8"><text:soft-page-break/>علاوة على ذلك, دورة إصدار دبيان طويلة جدا لكى تكون فعالة </text:p>
      <text:p text:style-name="P8"><text:s/>بالنسبة لمعظم المستخدمين. (نحن ينبغى ان نتذكر ان استخدام </text:p>
      <text:p text:style-name="P8">التوزيعة التى تعتمد على احدث البرمجيات الغير مختبرة ليس خيارا </text:p>
      <text:p text:style-name="P8">لكل المستخدمين, الذين لا يمكنهم تحميل الحزم المفرطة من </text:p>
      <text:p text:style-name="P8">الأنترنت). و علاوة على ذلك, لا تزال دبيان تفتقر الى العديد </text:p>
      <text:p text:style-name="P8">من الأدوات الرسومية الموجودة بالفعل فى العديد من التوزيعات </text:p>
      <text:p text:style-name="P8">الأخرى هذا ليس جيدا. </text:p>
      <text:p text:style-name="P8"/>
      <text:p text:style-name="P8">------------ </text:p>
      <text:p text:style-name="P8"/>
      <text:p text:style-name="P8">هذا ابعد من قدراتى على إصلاح كل هذة المشاكل بنفسى. </text:p>
      <text:p text:style-name="P8">لذلك بحثت عن توزيعة بديلة. اشتريت قرص صلب جديد </text:p>
      <text:p text:style-name="P8">و أنتوى تكريسه لتجربة التوزيعات. لفترة طويلة أوصيت </text:p>
      <text:p text:style-name="P8">بماندراك بالنسبة للقادمين الجديد لتعريفهم بالينوكس. </text:p>
      <text:p text:style-name="P8">لذلك قررت محاولتها. </text:p>
      <text:p text:style-name="P8"/>
      <text:p text:style-name="P8">ماندراك لطيفة جدا, , انا سعيدة باستعملها. لقد وفرت </text:p>
      <text:p text:style-name="P8">قسم مخصوص لأستعمال ماندراك كوكر (توزيعة بأخر البرمجيات </text:p>
      <text:p text:style-name="P8">الغير مختبرة) و قسم اخر للتوزيعة المستقرة. هناك الكثير من الغراء </text:p>
      <text:p text:style-name="P8">و التكامل فى التوزيعة و <text:s/>كل شىء صنع ليعمل معا. التوزيعة حديثة </text:p>
      <text:p text:style-name="P8">و كل إصداراتها أكثر تواترا من دبيان. </text:p>
      <text:p text:style-name="P8"/>
      <text:p text:style-name="P8">صحيح ان العلل فيها اكثر من دبيان, و لا سيما فى ماندراك كوكر. </text:p>
      <text:p text:style-name="P8">لكنها ليست اشياء لا استطيع التعامل معها, لذلك انا سأحاول إصلاح </text:p>
      <text:p text:style-name="P8">ما اجده. انا ساهمت بالفعل بتقارير عن بعض العلل, بعض الإصلاحات, </text:p>
      <text:p text:style-name="P8">و قدمت العديد من الحزم الجديدة أيضا. </text:p>
      <text:p text:style-name="P8"/>
      <text:p text:style-name="P8">علما بانى يمكننى الأستمرار فى استخدام و العمل على دبيان, سواء </text:p>
      <text:p text:style-name="P8">بإقلاعه على جهاز او تشغيله على جهاز وهمى. سأواصل الحفاظ </text:p>
      <text:p text:style-name="P8">على الحزم التى تخصنى فى دبيان على الأقل حتى يتطوع احد </text:p>
      <text:p text:style-name="P8">و يأخذ مكانى. و لكنى لم اعد رسميا دبيانية. </text:p>
      <text:p text:style-name="P8"/>
      <text:p text:style-name="P8">المخلصة, </text:p>
      <text:p text:style-name="P8"/>
      <text:p text:style-name="P8"><text:s text:c="5"/>إيف سيجل ("إريسا"). </text:p>
      <text:p text:style-name="P8"/>
      <text:p text:style-name="P8">إيف ارسلت لى نسخة من هذة الرسالة. لقد أحدثت هذة الرسالة مناقشة كبيرة على القائمة البريدية التى ارسلت إليه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أر أم أس سيأتى للمدينة"/><text:soft-page-break/>أر أم أس سيأتى للمدينة<text:bookmark-end text:name="أر أم أس سيأتى للمدينة"/></text:p>
      <text:p text:style-name="P16"/>
      <text:p text:style-name="P19"/>
      <text:p text:style-name="P8">فى يوم ما عندما كان جونثان و تايلور و انا نتحدث فى أحد ممرات مدرستنا, رأينا إيف تقترب منا و هى تحمل قطعة من الورق, كانت متحمسة جدا لرؤيتنا. </text:p>
      <text:p text:style-name="P8"/>
      <text:p text:style-name="P8">قال جونثان "مرحبا إيف, كيف حالك؟" </text:p>
      <text:p text:style-name="P8"/>
      <text:p text:style-name="P8">قالت و هى تقترب منا "يا رفاق -- لدى أخبار مثيرة للغاية, أر أم أس سيأتى للمدينة." </text:p>
      <text:p text:style-name="P8"/>
      <text:p text:style-name="P8">فى حال كنت لا تعرف, "أر أم أس" هو ريتشارد ستالمان. واحد من المطوريين الأصليين فى مختبر معهد 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صفة.) </text:p>
      <text:p text:style-name="P8"/>
      <text:p text:style-name="P8">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تعرف الأن بأ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8"/>
      <text:p text:style-name="P8">قال تايلور "عظيم!", "جن, هل تحبين مقابلته؟" </text:p>
      <text:p text:style-name="P8"/>
      <text:p text:style-name="P8">قله له "أفترض, كنت أفضل الا تفوت هذة الفرصة. و لو ان له سمعة انه عنيد جدا. كيف هو فى الحياة الحقيقية؟" </text:p>
      <text:p text:style-name="P8"/>
      <text:p text:style-name="P8">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8"/>
      <text:p text:style-name="P8">"حسنا, هناك حفلة توقيع ايضا. هممم انها بعيدة قليلا من هنا. أظن ان اربعتنا عليهم أقتراض سيارة. جونثان هل ستأتى ايضا؟" </text:p>
      <text:p text:style-name="P8"/>
      <text:p text:style-name="P8">"طبعا, لما لا؟ ماهى حفلة توقيع المفاتيح؟" </text:p>
      <text:p text:style-name="P8"/>
      <text:p text:style-name="P8">أجابت إيف: "توقيع المفتاح هو شىء تفعله بمفتاحك المشفر و مفتاحك الخصوصى. عندما توقع على مفتاح شخص فأنت تعترف ان هذا المفتاح ينتمى لهذا الشخص." </text:p>
      <text:p text:style-name="P8"/>
      <text:p text:style-name="P8">"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8"/>
      <text:p text:style-name="P8">قلت "همم, ليس عندى زوج مفاتيح جى بى جى بعد [جنو بريفاسى جارد]. أعتقد انى سأصنع واحد لهذة المناسبة. هل هناك وثيقة حول كيفية فعل هذا؟" </text:p>
      <text:p text:style-name="P8"/>
      <text:p text:style-name="P8">قال تايلور "نعم وثيقة "كيف تفعل" لحفلة توقيع المفاتيح. أستخدام جى بى جى ليس علم صواريخ بالضبط." </text:p>
      <text:p text:style-name="P8"/>
      <text:p text:style-name="P8">قلت "عظيم!" ثم تناقشنا فى ترتيبات كيف سنذهب. </text:p>
      <text:p text:style-name="P8"/>
      <text:p text:style-name="P8">فى يوم الإجتماع, وضعت كل ما أحتاج فى حقيبة تحمل على الظهر, و تقابلت مع إيف و تايلور و جونثان و ذهبنا كلنا. </text:p>
      <text:p text:style-name="P8"/>
      <text:p text:style-name="P8">كانت قاعة العرض مزدحمة للغاية حيث يقدم عرض ستالمان, كان ذلك متوقعا. وجدنا السيد ستالمان هناك و قررنا الأقتراب منه بعد ذلك. </text:p>
      <text:p text:style-name="P8"/>
      <text:p text:style-name="P8">قدم أر أم أس عرضا مسليا جدا عن تاريخ حركة البرمجيات الحرة, ماذا كانت تعنى له و كيف يمكننا المساعدة. حكى قصة <text:soft-page-break/>حياته فى معهد ماساتشوستس للتكنولوجيا الذكاء الإصطناعى, حادثة الطباعة و كيف قام بتصحيح الوضع. كما اعطى العظة المعتادة عن لماذا هو مهم أن نقول "برمجيات حرة" بدلا من "المفتوحة المصدر" و "جنو/لينوكس" بدلا من "لينوكس" فقط. طوال الحديث القى العديد من النكات مما ادى إلى انفجار الجمهور بالضحك. </text:p>
      <text:p text:style-name="P8"/>
      <text:p text:style-name="P8">ثم استقبل اسئلة الجمهور لبعض الوقت. كانت الإجابات أحيانا صارمة و أحيانا مضحكة. ثم بدء حفلة توقيع المفاتيح. </text:p>
      <text:p text:style-name="P8"/>
      <text:p text:style-name="P8">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8"/>
      <text:p text:style-name="P8">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حرية الفكر البرمجى و أشياء من هذا القبيل" </text:p>
      <text:p text:style-name="P8"/>
      <text:p text:style-name="P8">"إريسا, نعم اتذكرك. اممم شعر أخضر وقتها؟" </text:p>
      <text:p text:style-name="P8"/>
      <text:p text:style-name="P8">"نعم, فى واقع الأمر. منذ ذلك الحين اصبح أرجوانى, لكن الأن انا طبيعية." </text:p>
      <text:p text:style-name="P8"/>
      <text:p text:style-name="P8">قال ستالمان "تبدين لطيفة" </text:p>
      <text:p text:style-name="P8"/>
      <text:p text:style-name="P8">"شكرا, انت أيضا. ماذا تفعل الأن؟" </text:p>
      <text:p text:style-name="P8"/>
      <text:p text:style-name="P8">"أوه المعتاد, الدعوة للبرمجيات الحرة, أحاول تحويل العالم لأيدلوجية البرمجيات الحرة." </text:p>
      <text:p text:style-name="P8"/>
      <text:p text:style-name="P8">"جيد, يجب على شخص ما القيام بذلك." </text:p>
      <text:p text:style-name="P8"/>
      <text:p text:style-name="P8">"حسنا على أية حال, من فضلك قابل صديقتى و تلميذتى فى التطوير -- جينفر ريموند. جينفر <text:s/>السيد ستالمان و العكس بالعكس." </text:p>
      <text:p text:style-name="P8"/>
      <text:p text:style-name="P8">قلت له "سعيدة بلقائك سيد ستالمان, لقد سمعت عنك الكثير." </text:p>
      <text:p text:style-name="P8"/>
      <text:p text:style-name="P8">"حسنا كل شىء إيجابى قد سمعتيه عنى فهو صحيح, و البعض من الأشياء السلبية أيضا." </text:p>
      <text:p text:style-name="P8"/>
      <text:p text:style-name="P8">ضحكت انا و إيف و شاركنا ار ام اس. بعد ذلك كان بعض الحضور يريد التكلم مع ستالمان, نحن سمحنا لهم بالحديث.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9"><text:bookmark-start text:name="من الذي سيأخذ نظرة ثانية على ذلك ، ما لم"/><text:soft-page-break/><text:span text:style-name="T2">"من الذي سيأخذ نظرة ثانية على ذلك ، ما لم..."</text:span><text:bookmark-end text:name="من الذي سيأخذ نظرة ثانية على ذلك ، ما لم"/> </text:p>
      <text:p text:style-name="P19"/>
      <text:p text:style-name="P8"/>
      <text:p text:style-name="P8">انا لا اتذكر فكرة من, لكننا انتهينا بتسجيل إيف فى مسابقة ملكة العودة. عندما اكتشفت إيف انها كانت على قائمة المرشحين, تضايقت قليلا. </text:p>
      <text:p text:style-name="P8"/>
      <text:p text:style-name="P8">"ملكة العودة؟ لماذا اريد ان أكون ملكة العودة فى اى وقت؟" </text:p>
      <text:p text:style-name="P8"/>
      <text:p text:style-name="P8">أجبتها قائلة "إيف, كنا نظن انك تستطيعى رؤية كم أنت جميلة, و كم يحبك الناس لو عرفوك." </text:p>
      <text:p text:style-name="P8"/>
      <text:p text:style-name="P8">"هاه! حسنا...., ليس عندى رد جاهز. لكنى سوف أحاسبكم على هذا. سأفعل حقا" قالت هذا و هى تغادر. </text:p>
      <text:p text:style-name="P8"/>
      <text:p text:style-name="P8">ظهرت إيف المرشحة لملكة العودة و هى ترتدى أفضل الثياب عندها. عندما جاء دورها أعتلت المنصة و بدأت فى إلقاء كلمتها: </text:p>
      <text:p text:style-name="P8"/>
      <text:p text:style-name="P8">"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8"/>
      <text:p text:style-name="P8">"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8"/>
      <text:p text:style-name="P8">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8"/>
      <text:p text:style-name="P8">"و لكن كل هذة الأسباب المحببة للبشر هى اسباب ثانوية لدوافعى الأنانية ﻷضطرارى للفوز بهذا اللقب من أجل مصلحتى الخاصة. شكرا لكم!" </text:p>
      <text:p text:style-name="P8"/>
      <text:p text:style-name="P8">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8"/>
      <text:p text:style-name="P8">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8"/>
      <text:p text:style-name="P8">و لم تضعها فى السيرة الذاتية الخاصة بها.</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18"><text:bookmark-start text:name="الله يعمل بطرق غامضة"/><text:soft-page-break/>الله يعمل بطرق غامضة<text:bookmark-end text:name="الله يعمل بطرق غامضة"/></text:p>
      <text:p text:style-name="P18"/>
      <text:p text:style-name="P10"/>
      <text:p text:style-name="P10">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10"/>
      <text:p text:style-name="P10">قال إيف "حسنا قبل أن نبداء -- أسمحوا لى بتوضيح شىء واحد أولا: أنا ارفض الدراسة تماما فى الساحل الشرقى" </text:p>
      <text:p text:style-name="P10"/>
      <text:p text:style-name="P10">سالتها "و لم؟" </text:p>
      <text:p text:style-name="P10"/>
      <text:p text:style-name="P10">"حسنا, أنتقل والدى هناك مرة واحدة عندما كنت فى الصف الخامس. إلى بوسطون. لقد كرهت البرد, المطر, الثلج, البلل. أعتقد إنى فتاة كاليفورنيا." </text:p>
      <text:p text:style-name="P10"/>
      <text:p text:style-name="P10">قال تايلور "جيد جدا. لذلك سنختار نحن سنختار الكلية فى كاليفورنيا. الكل للواحد و الواحد للجميع." </text:p>
      <text:p text:style-name="P10"/>
      <text:p text:style-name="P10">و أضافت قائلة "و بالإضافة إلى -- لم أحصل على أم.أى.تى و أعتقد ان لا أحد هنا حصل عليها ايضا." </text:p>
      <text:p text:style-name="P10"/>
      <text:p text:style-name="P10">قلت "إحم" </text:p>
      <text:p text:style-name="P10"/>
      <text:p text:style-name="P10">قالت و هى تتطلع فى وجهى "نعم, جن؟" </text:p>
      <text:p text:style-name="P10"/>
      <text:p text:style-name="P10">"حصلت على أم أى تى..." </text:p>
      <text:p text:style-name="P10"/>
      <text:p text:style-name="P10">"حسنا, أعتقد ان محاورى ذهل من لون شعرى الأرجوانى وقتها, حسنا كليات ولاية كاليفورنيا. حصلت على بيركلى!, هل الجميع أيضا؟" </text:p>
      <text:p text:style-name="P10"/>
      <text:p text:style-name="P10">قلت لها "إحم, كنت قد رفضت من يو سى بيركلى." </text:p>
      <text:p text:style-name="P10"/>
      <text:p text:style-name="P10">قالت إيف "كنت؟, الله يعمل بطرق غامضة." </text:p>
      <text:p text:style-name="P10"/>
      <text:p text:style-name="P10">تنهد تايلور و قال "أخمن اننا لن نذهب جميعا لبيركلى. الكل لواحد و الواحد للكل. ماذا عن يو سى ال ايه؟" </text:p>
      <text:p text:style-name="P10"/>
      <text:p text:style-name="P10">راجعت ملاحظاتى "حصلت على ستانفورد ايضا, هذا أمر عظيم -- نحن جميعا سنذهب إلى ستانفورد." </text:p>
      <text:p text:style-name="P10"/>
      <text:p text:style-name="P10">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10"/>
      <text:p text:style-name="P10">قال تايلور :سأذهب لدراسة التاريخ القديم و لغات الشرق الأدنى." </text:p>
      <text:p text:style-name="P10"/>
      <text:p text:style-name="P10">قال جونثان "أعتقد أنى سأذهب للفلسفة, أعتقد انى فيلسوف بطبعى. على الأقل ليس فى الأوقات التى أكون فيها كهربائى للنخاع." </text:p>
      <text:p text:style-name="P10"/>
      <text:p text:style-name="P10">قلت "حسنا بالنسبة لى, سأذهب للفنون الجميلة, ربما لدى موهبة خفية فى الرسم أو ما شابه, و إذ لم يكن, على الاقل ساعرف ذلك." </text:p>
      <text:p text:style-name="P10"/>
      <text:p text:style-name="P10">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10"/>
      <text:p text:style-name="P10"/>
      <text:p text:style-name="P10"/>
      <text:p text:style-name="P10"/>
      <text:p text:style-name="P10"/>
      <text:p text:style-name="P18"/>
      <text:p text:style-name="P7"><text:bookmark-start text:name="أستطيع أن اكتب بديلى الخاص ل البحث عن الزمن المفقود"/><text:soft-page-break/><text:span text:style-name="T1">أستطيع أن اكتب بديلى الخاص ل "البحث عن الزمن المفقود"</text:span><text:bookmark-end text:name="أستطيع أن اكتب بديلى الخاص ل البحث عن الزمن المفقود"/> </text:p>
      <text:p text:style-name="P10"/>
      <text:p text:style-name="P10">بعد ان عطلة الصيف وصلت كان لدينا بعض الوقت قبل السنة الثانية فى الجامعة, قالت إيف انها تفضل عدم العمل هذة السنة و بدلا من ذلك ستمضى الوقت مع اصدقائها. قررنا أن نحصر أنفسنا فى كاليفورنيا و المناطق المجاورة فى جولاتنا. </text:p>
      <text:p text:style-name="P10"/>
      <text:p text:style-name="P10">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bookmark-start text:name="لا يمكن لمعظم خريجين هندستنا الكهربائية"/><text:soft-page-break/>لا يمكن لمعظم خريجين هندستنا الكهربائية....<text:bookmark-end text:name="لا يمكن لمعظم خريجين هندستنا الكهربائية"/> </text:p>
      <text:p text:style-name="P18"/>
      <text:p text:style-name="P10"/>
      <text:p text:style-name="P10">قالت أيف "هذا مثير للغاية" بينما كان اربعتنا يدخلون القاعة حيث كان حفل بداية العام الدراسة الجديد لستانفورد لعلوم الحاسب. </text:p>
      <text:p text:style-name="P10"/>
      <text:p text:style-name="P10">أكملت قائلة "أعنى, هذة ستانفورد. طن من الأسماء الكبيرة و العديد من الأقسام, العديد من الفصول المثيرة للإهتمام حيث يمكننا ان نأخذ العديد من الأنشطة الإضافية." </text:p>
      <text:p text:style-name="P10"/>
      <text:p text:style-name="P10">"نحن فى وسط وادى السليكون -- يمكننا حضور المؤتمرات من جميع هذة الشركات, كبيرها و صغيرها, يمكن أن نزور شركة أى بى أم أو جوجل..." </text:p>
      <text:p text:style-name="P10"/>
      <text:p text:style-name="P10">أضافت قائلة "أننا ندرس الشركات, فى يوم ما سنكون أكثر من مجرد مبدعين, و لكن اشخاص يمكنهم توصيل الترانزستورات و اشياء من هذا القبيل." </text:p>
      <text:p text:style-name="P10"/>
      <text:p text:style-name="P10">"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10"/>
      <text:p text:style-name="P10">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10"/>
      <text:p text:style-name="P10">قال جونثان "ممم, منطقى" </text:p>
      <text:p text:style-name="P10"/>
      <text:p text:style-name="P10">"نعم, هم متخصصون فى الرياضيات" </text:p>
      <text:p text:style-name="P10"/>
      <text:p text:style-name="P10">"لحظة...لم نعرفك بأنفسنا! انا جينيفر رايموند و هذا جونثان ماركو." </text:p>
      <text:p text:style-name="P10"/>
      <text:p text:style-name="P10">"سعيد لمقابلتك, أنا استاذ متفرغ, دون كانوث." </text:p>
      <text:p text:style-name="P10"/>
      <text:p text:style-name="P10">قالت إيف "كانوث, ماذا عن كانوث؟" </text:p>
      <text:p text:style-name="P10"/>
      <text:p text:style-name="P10">قال البروفيسور "سعيد لمقابلتك يا أنسة, انا دون كانوث." </text:p>
      <text:p text:style-name="P10"/>
      <text:p text:style-name="P10">تحمست إيف جدا و قالت "يا إلهى, دون كانوث, رجل تيكس." </text:p>
      <text:p text:style-name="P10"/>
      <text:p text:style-name="P10">هز كانوث رأسه و قال "نعم, تيكس." </text:p>
      <text:p text:style-name="P10"/>
      <text:p text:style-name="P10">اكملت إيف قائلة "أنا!....أنا من أشد معجب.....إيييه..." و أغمى عليها.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bookmark-start text:name="الدولار العشرى"/><text:soft-page-break/>الدولار العشرى<text:bookmark-end text:name="الدولار العشرى"/></text:p>
      <text:p text:style-name="P18"/>
      <text:p text:style-name="P18"/>
      <text:p text:style-name="P10">كنا فى غرفة جانبية هادئة نسبيا. كان البروفسور كانوث هناك و أربعتنا, (إيف ما تزال فاقدة الوعى) و طبيب, أستيقظت إيف فى نهاية الأمر. </text:p>
      <text:p text:style-name="P10"/>
      <text:p text:style-name="P10">قالت و هى تطلع حولها "يا إلهى, تايلور جينيفر, جونثان...." </text:p>
      <text:p text:style-name="P10"/>
      <text:p text:style-name="P10">بروفيسور كانوث! أوه أنا اسفة حقا." </text:p>
      <text:p text:style-name="P10"/>
      <text:p text:style-name="P10">قال "لا عليك, هذا حسن" </text:p>
      <text:p text:style-name="P10"/>
      <text:p text:style-name="P10">"اه, حسنا. لكن ليكن فى علمك ان مقابلتك هى نوع من مقابلة إله" </text:p>
      <text:p text:style-name="P10"/>
      <text:p text:style-name="P10">قال "أنا لست إله, اللعنة; أخر مرة حاولت استغرق منى بناء الإمبراطورية الرومانية يومين." بعض الناس ضحك و تابع قائلا "لقد صنعت شيئا لك." و أعطاها شيكا. </text:p>
      <text:p text:style-name="P10"/>
      <text:p text:style-name="P10">تفحصت الشيك "2.56 دولار, لمعجبتى العظيمة" و قالت "واو! واحد دولار كانوثيان من أجلى أنا." </text:p>
      <text:p text:style-name="P10"><text:s/></text:p>
      <text:p text:style-name="P10">سأل جونثان مستغربا "هل ستصرفيه؟." </text:p>
      <text:p text:style-name="P10"/>
      <text:p text:style-name="P10">"هل تمزح؟ هذة الأشياء تباع على ebay بما لا يقل عن مائة دولار" </text:p>
      <text:p text:style-name="P10"/>
      <text:p text:style-name="P10">أنفجرت ضاحكة </text:p>
      <text:p text:style-name="P10"/>
      <text:p text:style-name="P10">قالت إيف "انا امزح فقط, انا ساعتز به." </text:p>
      <text:p text:style-name="P10"/>
      <text:p text:style-name="P10">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52in" fo:margin-bottom="0.1563in" fo:margin-left="0.1665in" fo:margin-right="0.13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6-03T09:06:12</dc:date>
    <meta:editing-duration>P1DT19H25M2S</meta:editing-duration>
    <meta:editing-cycles>291</meta:editing-cycles>
    <meta:generator>LibreOffice/3.3$Linux LibreOffice_project/330m19$Build-202</meta:generator>
    <meta:document-statistic meta:table-count="0" meta:image-count="0" meta:object-count="0" meta:page-count="37" meta:paragraph-count="669" meta:word-count="13556" meta:character-count="61202"/>
  </office:meta>
</office:document-meta>
</file>